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, Menlo, Monaco, 'Lucid" svg:font-family="Consolas, Menlo, Monaco, 'Lucid" style:font-family-generic="system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1pt" style:font-size-asian="11pt"/>
    </style:style>
    <style:style style:name="P2" style:parent-style-name="Standard" style:family="paragraph">
      <style:text-properties fo:font-size="10pt" style:font-size-asian="10pt"/>
    </style:style>
    <style:style style:name="P3" style:parent-style-name="Standard" style:family="paragraph">
      <style:text-properties fo:font-size="9pt" style:font-size-asian="9pt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size="8pt" style:font-size-asian="8pt" fo:language="en" fo:country="US"/>
    </style:style>
    <style:style style:name="T5" style:parent-style-name="Fonteparág.padrã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6" style:parent-style-name="Fonteparág.padrão" style:family="text">
      <style:text-properties fo:font-size="9pt" style:font-size-asian="9pt" style:text-underline-type="single" style:text-underline-style="solid" style:text-underline-width="auto" style:text-underline-mode="continuous" fo:language="en" fo:country="US"/>
    </style:style>
    <style:style style:name="P7" style:parent-style-name="Standard" style:family="paragraph">
      <style:text-properties fo:font-size="8pt" style:font-size-asian="8pt" fo:language="en" fo:country="US"/>
    </style:style>
    <style:style style:name="P8" style:parent-style-name="Standard" style:family="paragraph">
      <style:text-properties fo:font-size="8pt" style:font-size-asian="8pt" fo:language="en" fo:country="US"/>
    </style:style>
    <style:style style:name="P9" style:parent-style-name="Standard" style:family="paragraph">
      <style:text-properties fo:font-size="8pt" style:font-size-asian="8pt" style:text-underline-type="single" style:text-underline-style="solid" style:text-underline-width="auto" style:text-underline-mode="continuous" fo:language="en" fo:country="US"/>
    </style:style>
    <style:style style:name="T10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11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12" style:parent-style-name="Standard" style:family="paragraph">
      <style:text-properties fo:language="en" fo:country="US"/>
    </style:style>
    <style:style style:name="T13" style:parent-style-name="SourceText" style:family="text">
      <style:text-properties style:font-name="Consolas, Menlo, Monaco, 'Lucid" fo:color="#242729" fo:font-size="7.5pt" style:font-size-asian="7.5pt" fo:background-color="#EFF0F1" fo:language="en" fo:country="US"/>
    </style:style>
    <style:style style:name="P14" style:parent-style-name="TableContents" style:family="paragraph">
      <style:paragraph-properties style:line-height-at-least="0.2083in"/>
    </style:style>
    <style:style style:name="T15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16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17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18" style:parent-style-name="TableContents" style:family="paragraph">
      <style:paragraph-properties style:line-height-at-least="0.2083in"/>
    </style:style>
    <style:style style:name="T19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20" style:parent-style-name="TableContents" style:family="paragraph">
      <style:paragraph-properties style:line-height-at-least="0.2083in"/>
    </style:style>
    <style:style style:name="T21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22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23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24" style:parent-style-name="Hyperlink" style:family="text">
      <style:text-properties style:font-name="Consolas, Menlo, Monaco, 'Lucid" style:font-name-asian="Courier New" style:font-name-complex="Liberation Mono" fo:font-size="7.5pt" style:font-size-asian="7.5pt" style:font-size-complex="10pt" fo:background-color="#EFF0F1" fo:language="en" fo:country="US"/>
    </style:style>
    <style:style style:name="P25" style:parent-style-name="TableContents" style:family="paragraph">
      <style:paragraph-properties style:line-height-at-least="0.2083in"/>
      <style:text-properties fo:language="en" fo:country="US"/>
    </style:style>
    <style:style style:name="P26" style:parent-style-name="Standard" style:family="paragraph">
      <style:text-properties fo:font-size="10pt" style:font-size-asian="10pt" style:text-underline-type="single" style:text-underline-style="solid" style:text-underline-width="auto" style:text-underline-mode="continuous" fo:language="en" fo:country="US"/>
    </style:style>
    <style:style style:name="P27" style:parent-style-name="TableContents" style:family="paragraph">
      <style:paragraph-properties style:line-height-at-least="0.2083in"/>
    </style:style>
    <style:style style:name="T2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2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0" style:parent-style-name="TableContents" style:family="paragraph">
      <style:paragraph-properties style:line-height-at-least="0.2083in"/>
    </style:style>
    <style:style style:name="T3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2" style:parent-style-name="TableContents" style:family="paragraph">
      <style:paragraph-properties style:line-height-at-least="0.2083in"/>
    </style:style>
    <style:style style:name="T3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5" style:parent-style-name="Fonteparág.padrão" style:family="text">
      <style:text-properties fo:font-size="9pt" style:font-size-asian="9pt" style:text-underline-type="single" style:text-underline-style="solid" style:text-underline-width="auto" style:text-underline-mode="continuous" fo:language="en" fo:country="US"/>
    </style:style>
    <style:style style:name="T36" style:parent-style-name="Fonteparág.padrão" style:family="text">
      <style:text-properties fo:font-size="9pt" style:font-size-asian="9pt" style:text-underline-type="single" style:text-underline-style="solid" style:text-underline-width="auto" style:text-underline-mode="continuous" fo:language="en" fo:country="US"/>
    </style:style>
    <style:style style:name="P37" style:parent-style-name="TableContents" style:family="paragraph">
      <style:paragraph-properties style:line-height-at-least="0.2083in"/>
    </style:style>
    <style:style style:name="T3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9" style:parent-style-name="TableContents" style:family="paragraph">
      <style:paragraph-properties style:line-height-at-least="0.2083in"/>
    </style:style>
    <style:style style:name="T4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2" style:parent-style-name="TableContents" style:family="paragraph">
      <style:paragraph-properties style:line-height-at-least="0.2083in"/>
      <style:text-properties fo:language="en" fo:country="US"/>
    </style:style>
    <style:style style:name="P43" style:parent-style-name="Standard" style:family="paragraph">
      <style:text-properties fo:font-size="9pt" style:font-size-asian="9pt" style:text-underline-type="single" style:text-underline-style="solid" style:text-underline-width="auto" style:text-underline-mode="continuous"/>
    </style:style>
    <style:style style:name="P44" style:parent-style-name="TableContents" style:family="paragraph">
      <style:paragraph-properties style:line-height-at-least="0.2083in"/>
    </style:style>
    <style:style style:name="T45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46" style:parent-style-name="TableContents" style:family="paragraph">
      <style:paragraph-properties style:line-height-at-least="0.2083in"/>
    </style:style>
    <style:style style:name="T47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4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9" style:parent-style-name="TableContents" style:family="paragraph">
      <style:paragraph-properties style:line-height-at-least="0.2083in"/>
    </style:style>
    <style:style style:name="T5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2" style:parent-style-name="TableContents" style:family="paragraph">
      <style:paragraph-properties style:line-height-at-least="0.2083in"/>
    </style:style>
    <style:style style:name="T5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" style:parent-style-name="Fonteparág.padrão" style:family="text">
      <style:text-properties fo:font-size="9pt" style:font-size-asian="9pt" style:text-underline-type="single" style:text-underline-style="solid" style:text-underline-width="auto" style:text-underline-mode="continuous" fo:language="en" fo:country="US"/>
    </style:style>
    <style:style style:name="T55" style:parent-style-name="Fonteparág.padrão" style:family="text">
      <style:text-properties fo:font-size="9pt" style:font-size-asian="9pt" style:text-underline-type="single" style:text-underline-style="solid" style:text-underline-width="auto" style:text-underline-mode="continuous" fo:language="en" fo:country="US"/>
    </style:style>
    <style:style style:name="P56" style:parent-style-name="Normal" style:family="paragraph">
      <style:paragraph-properties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7" style:parent-style-name="Fonteparág.padrão" style:family="text">
      <style:text-properties style:font-name="Consolas" style:font-name-asian="Times New Roman" style:font-name-complex="Courier New" fo:color="#242729" style:letter-kerning="false" fo:font-size="10pt" style:font-size-asian="10pt" style:font-size-complex="10pt" fo:background-color="#EFF0F1" fo:language="en" fo:country="US" style:language-asian="en" style:country-asian="US" style:language-complex="ar" style:country-complex="SA"/>
    </style:style>
    <style:style style:name="P58" style:parent-style-name="TableContents" style:family="paragraph">
      <style:paragraph-properties style:line-height-at-least="0.2083in"/>
      <style:text-properties fo:language="en" fo:country="US"/>
    </style:style>
    <style:style style:name="P59" style:parent-style-name="TableContents" style:family="paragraph">
      <style:paragraph-properties style:line-height-at-least="0.2083in"/>
      <style:text-properties fo:font-size="10pt" style:font-size-asian="10pt" style:text-underline-type="single" style:text-underline-style="solid" style:text-underline-width="auto" style:text-underline-mode="continuous" fo:language="en" fo:country="US"/>
    </style:style>
    <style:style style:name="P60" style:parent-style-name="TableContents" style:family="paragraph">
      <style:paragraph-properties style:line-height-at-least="0.2083in"/>
    </style:style>
    <style:style style:name="T6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3" style:parent-style-name="TableContents" style:family="paragraph">
      <style:paragraph-properties style:line-height-at-least="0.2083in"/>
    </style:style>
    <style:style style:name="T6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5" style:parent-style-name="TableContents" style:family="paragraph">
      <style:paragraph-properties style:line-height-at-least="0.2083in"/>
    </style:style>
    <style:style style:name="T6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7" style:parent-style-name="TableContents" style:family="paragraph">
      <style:paragraph-properties style:line-height-at-least="0.2083in"/>
    </style:style>
    <style:style style:name="T6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0" style:parent-style-name="TableContents" style:family="paragraph">
      <style:paragraph-properties style:line-height-at-least="0.2083in"/>
    </style:style>
    <style:style style:name="T7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2" style:parent-style-name="TableContents" style:family="paragraph">
      <style:paragraph-properties style:line-height-at-least="0.2083in"/>
    </style:style>
    <style:style style:name="T73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7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6" style:parent-style-name="TableContents" style:family="paragraph">
      <style:paragraph-properties style:line-height-at-least="0.2083in"/>
    </style:style>
    <style:style style:name="T77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78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7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80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81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82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P83" style:parent-style-name="TableContents" style:family="paragraph">
      <style:paragraph-properties style:line-height-at-least="0.2083in"/>
      <style:text-properties fo:language="en" fo:country="US"/>
    </style:style>
    <style:style style:name="P84" style:parent-style-name="TableContents" style:family="paragraph">
      <style:paragraph-properties style:line-height-at-least="0.2083in"/>
      <style:text-properties fo:language="en" fo:country="US"/>
    </style:style>
    <style:style style:name="P85" style:parent-style-name="Standard" style:family="paragraph">
      <style:paragraph-properties fo:break-before="column"/>
      <style:text-properties style:text-underline-type="single" style:text-underline-style="solid" style:text-underline-width="auto" style:text-underline-mode="continuous" fo:language="en" fo:country="US"/>
    </style:style>
    <style:style style:name="P86" style:parent-style-name="TableContents" style:family="paragraph">
      <style:paragraph-properties style:line-height-at-least="0.2083in"/>
    </style:style>
    <style:style style:name="T87" style:parent-style-name="Fonteparág.padrã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8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8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90" style:parent-style-name="TableContents" style:family="paragraph">
      <style:paragraph-properties style:line-height-at-least="0.2083in" fo:text-indent="0.5in"/>
    </style:style>
    <style:style style:name="T9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92" style:parent-style-name="TableContents" style:family="paragraph">
      <style:paragraph-properties style:line-height-at-least="0.2083in" fo:text-indent="0.5in"/>
    </style:style>
    <style:style style:name="T9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94" style:parent-style-name="TableContents" style:family="paragraph">
      <style:paragraph-properties style:line-height-at-least="0.2083in" fo:margin-left="0.5in">
        <style:tab-stops/>
      </style:paragraph-properties>
    </style:style>
    <style:style style:name="T9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9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9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9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99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10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01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10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10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04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10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06" style:parent-style-name="TableContents" style:family="paragraph">
      <style:paragraph-properties style:line-height-at-least="0.2083in" fo:margin-left="1in">
        <style:tab-stops/>
      </style:paragraph-properties>
    </style:style>
    <style:style style:name="T10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10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09" style:parent-style-name="TableContents" style:family="paragraph">
      <style:paragraph-properties style:line-height-at-least="0.2083in"/>
    </style:style>
    <style:style style:name="T11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11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1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3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7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9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2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2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4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6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8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0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32" style:parent-style-name="TableContents" style:family="paragraph">
      <style:paragraph-properties style:line-height-at-least="0.2083in"/>
      <style:text-properties fo:language="en" fo:country="US"/>
    </style:style>
    <style:style style:name="P13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4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6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8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4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2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4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4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8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0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5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4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5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8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6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2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6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6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6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7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7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7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9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9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9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9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5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9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9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1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3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0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3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5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1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3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2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3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3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9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4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24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24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6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8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0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2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5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5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6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8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0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6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5" style:parent-style-name="Fonteparág.padrã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7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9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7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27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275" style:parent-style-name="TableContents" style:family="paragraph">
      <style:paragraph-properties style:line-height-at-least="0.2083in"/>
    </style:style>
    <style:style style:name="T27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277" style:parent-style-name="TableContents" style:family="paragraph">
      <style:paragraph-properties style:line-height-at-least="0.2083in"/>
    </style:style>
    <style:style style:name="T27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27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280" style:parent-style-name="TableContents" style:family="paragraph">
      <style:paragraph-properties style:line-height-at-least="0.2083in"/>
    </style:style>
    <style:style style:name="T28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282" style:parent-style-name="TableContents" style:family="paragraph">
      <style:paragraph-properties style:line-height-at-least="0.2083in"/>
    </style:style>
    <style:style style:name="T28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284" style:parent-style-name="TableContents" style:family="paragraph">
      <style:paragraph-properties style:line-height-at-least="0.2083in"/>
    </style:style>
    <style:style style:name="T285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286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287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P288" style:parent-style-name="TableContents" style:family="paragraph">
      <style:paragraph-properties style:line-height-at-least="0.2083in"/>
    </style:style>
    <style:style style:name="T289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P290" style:parent-style-name="TableContents" style:family="paragraph">
      <style:paragraph-properties style:line-height-at-least="0.2083in"/>
    </style:style>
    <style:style style:name="T291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T292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T293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P294" style:parent-style-name="TableContents" style:family="paragraph">
      <style:paragraph-properties style:line-height-at-least="0.2083in"/>
    </style:style>
    <style:style style:name="T295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P296" style:parent-style-name="TableContents" style:family="paragraph">
      <style:paragraph-properties style:line-height-at-least="0.2083in"/>
    </style:style>
    <style:style style:name="P297" style:parent-style-name="TableContents" style:family="paragraph">
      <style:paragraph-properties style:line-height-at-least="0.2083in"/>
    </style:style>
    <style:style style:name="P298" style:parent-style-name="TableContents" style:family="paragraph">
      <style:paragraph-properties style:line-height-at-least="0.2083in"/>
    </style:style>
    <style:style style:name="T299" style:parent-style-name="SourceText" style:family="text">
      <style:text-properties style:font-name="Calibri" style:font-name-complex="Calibri" fo:color="#242729" fo:font-size="6.5pt" style:font-size-asian="6.5pt" style:font-size-complex="10pt" fo:background-color="#EFF0F1" fo:language="en" fo:country="US"/>
    </style:style>
    <style:style style:name="P300" style:parent-style-name="Normal" style:family="paragraph">
      <style:text-properties fo:hyphenate="true"/>
    </style:style>
    <style:style style:name="T301" style:parent-style-name="Fonteparág.padrão" style:family="text">
      <style:text-properties fo:language="en" fo:country="US"/>
    </style:style>
    <style:style style:name="T302" style:parent-style-name="Hyperlink" style:family="text">
      <style:text-properties style:font-name="Arial" style:font-name-complex="Arial" fo:font-weight="bold" style:font-weight-asian="bold" style:font-weight-complex="bold" fo:color="#3572B0" fo:font-size="10.5pt" style:font-size-asian="10.5pt" style:font-size-complex="10.5pt" fo:language="en" fo:country="US"/>
    </style:style>
    <style:style style:name="P303" style:parent-style-name="NormalWeb" style:family="paragraph">
      <style:paragraph-properties fo:margin-top="0in" fo:margin-bottom="0in"/>
      <style:text-properties style:font-name="Arial" style:font-name-complex="Arial" fo:color="#333333" fo:font-size="10.5pt" style:font-size-asian="10.5pt" style:font-size-complex="10.5pt"/>
    </style:style>
    <style:style style:name="P304" style:parent-style-name="TableContents" style:family="paragraph">
      <style:paragraph-properties style:line-height-at-least="0.2083in"/>
      <style:text-properties fo:language="en" fo:country="US"/>
    </style:style>
    <style:style style:name="P305" style:parent-style-name="TableContents" style:family="paragraph">
      <style:paragraph-properties style:line-height-at-least="0.2083in" fo:margin-left="0.5in" fo:text-indent="0.5in">
        <style:tab-stops/>
      </style:paragraph-properties>
      <style:text-properties fo:language="en" fo:country="US"/>
    </style:style>
    <style:style style:name="P306" style:parent-style-name="TableContents" style:family="paragraph">
      <style:paragraph-properties style:line-height-at-least="0.2083in"/>
      <style:text-properties fo:language="en" fo:country="US"/>
    </style:style>
    <style:style style:name="P307" style:parent-style-name="Standard" style:family="paragraph">
      <style:paragraph-properties fo:break-before="column"/>
      <style:text-properties style:text-underline-type="single" style:text-underline-style="solid" style:text-underline-width="auto" style:text-underline-mode="continuous" fo:language="en" fo:country="US"/>
    </style:style>
    <style:style style:name="P308" style:parent-style-name="TableContents" style:family="paragraph">
      <style:paragraph-properties style:line-height-at-least="0.2083in"/>
    </style:style>
    <style:style style:name="T309" style:parent-style-name="Fonteparág.padrã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31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11" style:parent-style-name="TableContents" style:family="paragraph">
      <style:paragraph-properties style:line-height-at-least="0.2083in"/>
    </style:style>
    <style:style style:name="T31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P313" style:parent-style-name="TableContents" style:family="paragraph">
      <style:paragraph-properties style:line-height-at-least="0.2083in"/>
    </style:style>
    <style:style style:name="T314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31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16" style:parent-style-name="TableContents" style:family="paragraph">
      <style:paragraph-properties style:line-height-at-least="0.2083in"/>
    </style:style>
    <style:style style:name="T31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1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19" style:parent-style-name="TableContents" style:family="paragraph">
      <style:paragraph-properties style:line-height-at-least="0.2083in"/>
    </style:style>
    <style:style style:name="T32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21" style:parent-style-name="TableContents" style:family="paragraph">
      <style:paragraph-properties style:line-height-at-least="0.2083in"/>
    </style:style>
    <style:style style:name="T32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23" style:parent-style-name="TableContents" style:family="paragraph">
      <style:paragraph-properties style:line-height-at-least="0.2083in"/>
    </style:style>
    <style:style style:name="T32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25" style:parent-style-name="TableContents" style:family="paragraph">
      <style:paragraph-properties style:line-height-at-least="0.2083in"/>
    </style:style>
    <style:style style:name="T32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2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28" style:parent-style-name="TableContents" style:family="paragraph">
      <style:paragraph-properties style:line-height-at-least="0.2083in"/>
    </style:style>
    <style:style style:name="T32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3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3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32" style:parent-style-name="TableContents" style:family="paragraph">
      <style:paragraph-properties style:line-height-at-least="0.2083in"/>
    </style:style>
    <style:style style:name="T33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34" style:parent-style-name="TableContents" style:family="paragraph">
      <style:paragraph-properties style:line-height-at-least="0.2083in"/>
    </style:style>
    <style:style style:name="T33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36" style:parent-style-name="TableContents" style:family="paragraph">
      <style:paragraph-properties style:line-height-at-least="0.2083in"/>
    </style:style>
    <style:style style:name="T33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38" style:parent-style-name="TableContents" style:family="paragraph">
      <style:paragraph-properties style:line-height-at-least="0.2083in"/>
    </style:style>
    <style:style style:name="T33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34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41" style:parent-style-name="TableContents" style:family="paragraph">
      <style:paragraph-properties style:line-height-at-least="0.2083in" fo:text-indent="0.5in"/>
    </style:style>
    <style:style style:name="T34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43" style:parent-style-name="TableContents" style:family="paragraph">
      <style:paragraph-properties style:line-height-at-least="0.2083in" fo:text-indent="0.5in"/>
    </style:style>
    <style:style style:name="T34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45" style:parent-style-name="TableContents" style:family="paragraph">
      <style:paragraph-properties style:line-height-at-least="0.2083in" fo:text-indent="0.5in"/>
    </style:style>
    <style:style style:name="T34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47" style:parent-style-name="TableContents" style:family="paragraph">
      <style:paragraph-properties style:line-height-at-least="0.2083in"/>
    </style:style>
    <style:style style:name="T34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34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50" style:parent-style-name="TableContents" style:family="paragraph">
      <style:paragraph-properties style:line-height-at-least="0.2083in" fo:text-indent="0.5in"/>
    </style:style>
    <style:style style:name="T35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52" style:parent-style-name="TableContents" style:family="paragraph">
      <style:paragraph-properties style:line-height-at-least="0.2083in"/>
    </style:style>
    <style:style style:name="T35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35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55" style:parent-style-name="TableContents" style:family="paragraph">
      <style:paragraph-properties style:line-height-at-least="0.2083in"/>
    </style:style>
    <style:style style:name="T35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57" style:parent-style-name="TableContents" style:family="paragraph">
      <style:paragraph-properties style:line-height-at-least="0.2083in" fo:text-indent="0.5in"/>
    </style:style>
    <style:style style:name="T35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59" style:parent-style-name="TableContents" style:family="paragraph">
      <style:paragraph-properties style:line-height-at-least="0.2083in" fo:text-indent="0.5in"/>
    </style:style>
    <style:style style:name="T36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6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62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36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64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36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66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36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68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369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370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37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72" style:parent-style-name="TableContents" style:family="paragraph">
      <style:paragraph-properties style:line-height-at-least="0.2083in"/>
    </style:style>
    <style:style style:name="T37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37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P375" style:parent-style-name="TableContents" style:family="paragraph">
      <style:paragraph-properties style:line-height-at-least="0.2083in"/>
    </style:style>
    <style:style style:name="T37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7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7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7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8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8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82" style:parent-style-name="TableContents" style:family="paragraph">
      <style:paragraph-properties style:line-height-at-least="0.2083in"/>
    </style:style>
    <style:style style:name="T38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84" style:parent-style-name="TableContents" style:family="paragraph">
      <style:paragraph-properties style:line-height-at-least="0.2083in"/>
    </style:style>
    <style:style style:name="T38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P386" style:parent-style-name="TableContents" style:family="paragraph">
      <style:paragraph-properties style:line-height-at-least="0.2083in"/>
    </style:style>
    <style:style style:name="T38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P388" style:parent-style-name="TableContents" style:family="paragraph">
      <style:paragraph-properties style:line-height-at-least="0.2083in"/>
    </style:style>
    <style:style style:name="T389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390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391" style:parent-style-name="TableContents" style:family="paragraph">
      <style:paragraph-properties style:line-height-at-least="0.2083in"/>
    </style:style>
    <style:style style:name="T39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93" style:parent-style-name="TableContents" style:family="paragraph">
      <style:paragraph-properties style:line-height-at-least="0.2083in"/>
    </style:style>
    <style:style style:name="T39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95" style:parent-style-name="TableContents" style:family="paragraph">
      <style:paragraph-properties style:line-height-at-least="0.2083in" fo:margin-left="0.5in">
        <style:tab-stops/>
      </style:paragraph-properties>
    </style:style>
    <style:style style:name="T39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9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9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9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0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0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02" style:parent-style-name="TableContents" style:family="paragraph">
      <style:paragraph-properties style:line-height-at-least="0.2083in" fo:margin-left="0.5in">
        <style:tab-stops/>
      </style:paragraph-properties>
    </style:style>
    <style:style style:name="T40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04" style:parent-style-name="TableContents" style:family="paragraph">
      <style:paragraph-properties style:line-height-at-least="0.2083in"/>
    </style:style>
    <style:style style:name="T40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06" style:parent-style-name="TableContents" style:family="paragraph">
      <style:paragraph-properties style:line-height-at-least="0.2083in"/>
    </style:style>
    <style:style style:name="T40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0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09" style:parent-style-name="TableContents" style:family="paragraph">
      <style:paragraph-properties style:line-height-at-least="0.2083in"/>
    </style:style>
    <style:style style:name="T41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1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1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1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14" style:parent-style-name="TableContents" style:family="paragraph">
      <style:paragraph-properties style:line-height-at-least="0.2083in"/>
    </style:style>
    <style:style style:name="T41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16" style:parent-style-name="TableContents" style:family="paragraph">
      <style:paragraph-properties style:line-height-at-least="0.2083in"/>
    </style:style>
    <style:style style:name="T41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18" style:parent-style-name="TableContents" style:family="paragraph">
      <style:paragraph-properties style:line-height-at-least="0.2083in"/>
    </style:style>
    <style:style style:name="T41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2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2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2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23" style:parent-style-name="TableContents" style:family="paragraph">
      <style:paragraph-properties fo:break-before="column" style:line-height-at-least="0.2083in"/>
    </style:style>
    <style:style style:name="T42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425" style:parent-style-name="TableContents" style:family="paragraph">
      <style:paragraph-properties style:line-height-at-least="0.2083in" fo:text-indent="0.5in"/>
    </style:style>
    <style:style style:name="T42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27" style:parent-style-name="TableContents" style:family="paragraph">
      <style:paragraph-properties style:line-height-at-least="0.2083in"/>
    </style:style>
    <style:style style:name="T42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42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30" style:parent-style-name="TableContents" style:family="paragraph">
      <style:paragraph-properties style:line-height-at-least="0.2083in"/>
    </style:style>
    <style:style style:name="T43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3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33" style:parent-style-name="TableContents" style:family="paragraph">
      <style:paragraph-properties style:line-height-at-least="0.2083in"/>
    </style:style>
    <style:style style:name="T43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35" style:parent-style-name="TableContents" style:family="paragraph">
      <style:paragraph-properties style:line-height-at-least="0.2083in"/>
    </style:style>
    <style:style style:name="T43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37" style:parent-style-name="TableContents" style:family="paragraph">
      <style:paragraph-properties style:line-height-at-least="0.2083in" fo:text-indent="0.5in"/>
    </style:style>
    <style:style style:name="T43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39" style:parent-style-name="TableContents" style:family="paragraph">
      <style:paragraph-properties style:line-height-at-least="0.2083in"/>
    </style:style>
    <style:style style:name="T44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4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42" style:parent-style-name="TableContents" style:family="paragraph">
      <style:paragraph-properties style:line-height-at-least="0.2083in"/>
    </style:style>
    <style:style style:name="T44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444" style:parent-style-name="TableContents" style:family="paragraph">
      <style:paragraph-properties style:line-height-at-least="0.2083in" fo:text-indent="0.5in"/>
    </style:style>
    <style:style style:name="T44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46" style:parent-style-name="TableContents" style:family="paragraph">
      <style:paragraph-properties style:line-height-at-least="0.2083in" fo:text-indent="0.5in"/>
    </style:style>
    <style:style style:name="T44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48" style:parent-style-name="TableContents" style:family="paragraph">
      <style:paragraph-properties style:line-height-at-least="0.2083in" fo:text-indent="0.5in"/>
    </style:style>
    <style:style style:name="T44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50" style:parent-style-name="TableContents" style:family="paragraph">
      <style:paragraph-properties style:line-height-at-least="0.2083in" fo:text-indent="0.5in"/>
    </style:style>
    <style:style style:name="T45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5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5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45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55" style:parent-style-name="TableContents" style:family="paragraph">
      <style:paragraph-properties style:line-height-at-least="0.2083in" fo:text-indent="0.5in"/>
    </style:style>
    <style:style style:name="T45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57" style:parent-style-name="TableContents" style:family="paragraph">
      <style:paragraph-properties style:line-height-at-least="0.2083in" fo:text-indent="0.5in"/>
    </style:style>
    <style:style style:name="T45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5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60" style:parent-style-name="TableContents" style:family="paragraph">
      <style:paragraph-properties style:line-height-at-least="0.2083in" fo:text-indent="0.5in"/>
    </style:style>
    <style:style style:name="T46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62" style:parent-style-name="TableContents" style:family="paragraph">
      <style:paragraph-properties style:line-height-at-least="0.2083in" fo:text-indent="0.5in"/>
    </style:style>
    <style:style style:name="T46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6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65" style:parent-style-name="TableContents" style:family="paragraph">
      <style:paragraph-properties style:line-height-at-least="0.2083in" fo:text-indent="0.5in"/>
    </style:style>
    <style:style style:name="T46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67" style:parent-style-name="TableContents" style:family="paragraph">
      <style:paragraph-properties style:line-height-at-least="0.2083in" fo:text-indent="0.5in"/>
    </style:style>
    <style:style style:name="T46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6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7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471" style:parent-style-name="TableContents" style:family="paragraph">
      <style:paragraph-properties style:line-height-at-least="0.2083in"/>
    </style:style>
    <style:style style:name="T47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47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74" style:parent-style-name="TableContents" style:family="paragraph">
      <style:paragraph-properties style:line-height-at-least="0.2083in"/>
    </style:style>
    <style:style style:name="T47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47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47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7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79" style:parent-style-name="TableContents" style:family="paragraph">
      <style:paragraph-properties style:line-height-at-least="0.2083in"/>
    </style:style>
    <style:style style:name="T48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81" style:parent-style-name="TableContents" style:family="paragraph">
      <style:paragraph-properties style:line-height-at-least="0.2083in"/>
    </style:style>
    <style:style style:name="T48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83" style:parent-style-name="TableContents" style:family="paragraph">
      <style:paragraph-properties style:line-height-at-least="0.2083in"/>
    </style:style>
    <style:style style:name="T48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P485" style:parent-style-name="TableContents" style:family="paragraph">
      <style:paragraph-properties style:line-height-at-least="0.2083in" fo:margin-left="0.5in">
        <style:tab-stops/>
      </style:paragraph-properties>
    </style:style>
    <style:style style:name="T48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8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8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48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9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49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92" style:parent-style-name="TableContents" style:family="paragraph">
      <style:paragraph-properties style:line-height-at-least="0.2083in" fo:margin-left="0.5in">
        <style:tab-stops/>
      </style:paragraph-properties>
    </style:style>
    <style:style style:name="T49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94" style:parent-style-name="TableContents" style:family="paragraph">
      <style:paragraph-properties style:line-height-at-least="0.2083in"/>
    </style:style>
    <style:style style:name="T49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P496" style:parent-style-name="TableContents" style:family="paragraph">
      <style:paragraph-properties style:line-height-at-least="0.2083in" fo:margin-left="0.5in">
        <style:tab-stops/>
      </style:paragraph-properties>
    </style:style>
    <style:style style:name="T49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9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99" style:parent-style-name="TableContents" style:family="paragraph">
      <style:paragraph-properties style:line-height-at-least="0.2083in" fo:margin-left="0.5in">
        <style:tab-stops/>
      </style:paragraph-properties>
    </style:style>
    <style:style style:name="T50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01" style:parent-style-name="TableContents" style:family="paragraph">
      <style:paragraph-properties style:line-height-at-least="0.2083in"/>
    </style:style>
    <style:style style:name="T50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03" style:parent-style-name="TableContents" style:family="paragraph">
      <style:paragraph-properties style:line-height-at-least="0.2083in"/>
    </style:style>
    <style:style style:name="T50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0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06" style:parent-style-name="TableContents" style:family="paragraph">
      <style:paragraph-properties style:line-height-at-least="0.2083in"/>
    </style:style>
    <style:style style:name="T50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0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09" style:parent-style-name="TableContents" style:family="paragraph">
      <style:paragraph-properties style:line-height-at-least="0.2083in"/>
    </style:style>
    <style:style style:name="T51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1" style:parent-style-name="Fonteparág.padrão" style:family="text">
      <style:text-properties style:font-name="Consolas, Menlo, Monaco, 'Lucid" style:font-name-asian="Courier New" style:font-name-complex="Liberation Mono" fo:color="#242729" fo:font-size="6.5pt" style:font-size-asian="6.5pt" style:font-size-complex="10pt" fo:background-color="#EFF0F1" fo:language="en" fo:country="US"/>
    </style:style>
    <style:style style:name="T51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51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515" style:parent-style-name="Standard" style:family="paragraph">
      <style:text-properties fo:language="en" fo:country="US"/>
    </style:style>
    <style:style style:name="T51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47" style:parent-style-name="Standard" style:family="paragraph">
      <style:paragraph-properties fo:margin-left="0.5in">
        <style:tab-stops/>
      </style:paragraph-properties>
    </style:style>
    <style:style style:name="T54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49" style:parent-style-name="Standard" style:list-style-name="LFO1" style:family="paragraph"/>
    <style:style style:name="T55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5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5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5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54" style:parent-style-name="Standard" style:family="paragraph">
      <style:paragraph-properties fo:margin-left="0.5in">
        <style:tab-stops/>
      </style:paragraph-properties>
    </style:style>
    <style:style style:name="T55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56" style:parent-style-name="Standard" style:family="paragraph">
      <style:paragraph-properties fo:margin-left="0.5in">
        <style:tab-stops/>
      </style:paragraph-properties>
    </style:style>
    <style:style style:name="T55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58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559" style:parent-style-name="Standard" style:family="paragraph">
      <style:paragraph-properties fo:margin-left="0.5in">
        <style:tab-stops/>
      </style:paragraph-properties>
    </style:style>
    <style:style style:name="T560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561" style:parent-style-name="Standard" style:family="paragraph">
      <style:paragraph-properties fo:margin-left="0.5in">
        <style:tab-stops/>
      </style:paragraph-properties>
    </style:style>
    <style:style style:name="P562" style:parent-style-name="Standard" style:family="paragraph">
      <style:paragraph-properties fo:margin-left="0.5in">
        <style:tab-stops/>
      </style:paragraph-properties>
    </style:style>
    <style:style style:name="T563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564" style:parent-style-name="Standard" style:family="paragraph">
      <style:paragraph-properties fo:margin-left="0.5in">
        <style:tab-stops/>
      </style:paragraph-properties>
    </style:style>
    <style:style style:name="T565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56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67" style:parent-style-name="Standard" style:family="paragraph">
      <style:paragraph-properties fo:margin-left="0.5in">
        <style:tab-stops/>
      </style:paragraph-properties>
    </style:style>
    <style:style style:name="T56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69" style:parent-style-name="Standard" style:family="paragraph">
      <style:paragraph-properties fo:margin-left="0.5in">
        <style:tab-stops/>
      </style:paragraph-properties>
    </style:style>
    <style:style style:name="T57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71" style:parent-style-name="Standard" style:list-style-name="LFO1" style:family="paragraph"/>
    <style:style style:name="T57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73" style:parent-style-name="Standard" style:family="paragraph">
      <style:paragraph-properties fo:margin-left="0.5in">
        <style:tab-stops/>
      </style:paragraph-properties>
    </style:style>
    <style:style style:name="T57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75" style:parent-style-name="Standard" style:family="paragraph">
      <style:paragraph-properties fo:margin-left="0.5in">
        <style:tab-stops/>
      </style:paragraph-properties>
    </style:style>
    <style:style style:name="T57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7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7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7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8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81" style:parent-style-name="Standard" style:family="paragraph">
      <style:paragraph-properties fo:margin-left="0.5in">
        <style:tab-stops/>
      </style:paragraph-properties>
    </style:style>
    <style:style style:name="T58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8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8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585" style:parent-style-name="Standard" style:family="paragraph">
      <style:paragraph-properties fo:margin-left="0.5in">
        <style:tab-stops/>
      </style:paragraph-properties>
    </style:style>
    <style:style style:name="T58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87" style:parent-style-name="Standard" style:family="paragraph">
      <style:paragraph-properties fo:margin-left="0.5in">
        <style:tab-stops/>
      </style:paragraph-properties>
    </style:style>
    <style:style style:name="T58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89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590" style:parent-style-name="Standard" style:family="paragraph">
      <style:paragraph-properties fo:margin-left="0.5in">
        <style:tab-stops/>
      </style:paragraph-properties>
    </style:style>
    <style:style style:name="T59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92" style:parent-style-name="Standard" style:family="paragraph">
      <style:paragraph-properties fo:margin-left="0.5in">
        <style:tab-stops/>
      </style:paragraph-properties>
    </style:style>
    <style:style style:name="T59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94" style:parent-style-name="Standard" style:family="paragraph">
      <style:paragraph-properties fo:margin-left="0.5in">
        <style:tab-stops/>
      </style:paragraph-properties>
    </style:style>
    <style:style style:name="T59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96" style:parent-style-name="Standard" style:family="paragraph">
      <style:paragraph-properties fo:margin-left="0.5in">
        <style:tab-stops/>
      </style:paragraph-properties>
    </style:style>
    <style:style style:name="T59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98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599" style:parent-style-name="Standard" style:family="paragraph">
      <style:paragraph-properties fo:margin-left="0.5in">
        <style:tab-stops/>
      </style:paragraph-properties>
    </style:style>
    <style:style style:name="T60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01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02" style:parent-style-name="Standard" style:family="paragraph">
      <style:paragraph-properties fo:margin-left="0.5in">
        <style:tab-stops/>
      </style:paragraph-properties>
    </style:style>
    <style:style style:name="T60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04" style:parent-style-name="Standard" style:family="paragraph">
      <style:paragraph-properties fo:margin-left="0.5in">
        <style:tab-stops/>
      </style:paragraph-properties>
    </style:style>
    <style:style style:name="T60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06" style:parent-style-name="Standard" style:family="paragraph">
      <style:paragraph-properties fo:margin-left="0.5in">
        <style:tab-stops/>
      </style:paragraph-properties>
    </style:style>
    <style:style style:name="P607" style:parent-style-name="Standard" style:list-style-name="LFO1" style:family="paragraph"/>
    <style:style style:name="T608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609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610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61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12" style:parent-style-name="Standard" style:family="paragraph">
      <style:paragraph-properties fo:margin-left="0.5in">
        <style:tab-stops/>
      </style:paragraph-properties>
    </style:style>
    <style:style style:name="P613" style:parent-style-name="Standard" style:family="paragraph">
      <style:paragraph-properties fo:margin-left="0.5in">
        <style:tab-stops/>
      </style:paragraph-properties>
    </style:style>
    <style:style style:name="T614" style:parent-style-name="SourceText" style:family="text">
      <style:text-properties style:font-name="Consolas, Menlo, Monaco, 'Luci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61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16" style:parent-style-name="Standard" style:family="paragraph">
      <style:paragraph-properties fo:margin-left="0.5in">
        <style:tab-stops/>
      </style:paragraph-properties>
    </style:style>
    <style:style style:name="T61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18" style:parent-style-name="Standard" style:family="paragraph">
      <style:paragraph-properties fo:margin-left="0.5in">
        <style:tab-stops/>
      </style:paragraph-properties>
    </style:style>
    <style:style style:name="T61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2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2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2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23" style:parent-style-name="Standard" style:family="paragraph">
      <style:paragraph-properties fo:margin-left="0.5in">
        <style:tab-stops/>
      </style:paragraph-properties>
    </style:style>
    <style:style style:name="T62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25" style:parent-style-name="Standard" style:family="paragraph">
      <style:paragraph-properties fo:margin-left="0.5in">
        <style:tab-stops/>
      </style:paragraph-properties>
    </style:style>
    <style:style style:name="T62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2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2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29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30" style:parent-style-name="Standard" style:family="paragraph">
      <style:paragraph-properties fo:margin-left="0.5in">
        <style:tab-stops/>
      </style:paragraph-properties>
    </style:style>
    <style:style style:name="T63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32" style:parent-style-name="Standard" style:family="paragraph">
      <style:paragraph-properties fo:margin-left="0.5in">
        <style:tab-stops/>
      </style:paragraph-properties>
    </style:style>
    <style:style style:name="T63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34" style:parent-style-name="Standard" style:family="paragraph">
      <style:paragraph-properties fo:margin-left="0.5in">
        <style:tab-stops/>
      </style:paragraph-properties>
    </style:style>
    <style:style style:name="T63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36" style:parent-style-name="Standard" style:family="paragraph">
      <style:paragraph-properties fo:margin-left="0.5in">
        <style:tab-stops/>
      </style:paragraph-properties>
    </style:style>
    <style:style style:name="T63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38" style:parent-style-name="Standard" style:family="paragraph">
      <style:paragraph-properties fo:margin-left="0.5in">
        <style:tab-stops/>
      </style:paragraph-properties>
    </style:style>
    <style:style style:name="T63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40" style:parent-style-name="Standard" style:family="paragraph">
      <style:paragraph-properties fo:margin-left="0.5in">
        <style:tab-stops/>
      </style:paragraph-properties>
    </style:style>
    <style:style style:name="T64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42" style:parent-style-name="Standard" style:family="paragraph">
      <style:paragraph-properties fo:margin-left="0.5in">
        <style:tab-stops/>
      </style:paragraph-properties>
    </style:style>
    <style:style style:name="T64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4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45" style:parent-style-name="Standard" style:family="paragraph">
      <style:paragraph-properties fo:margin-left="0.5in">
        <style:tab-stops/>
      </style:paragraph-properties>
    </style:style>
    <style:style style:name="T64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47" style:parent-style-name="Standard" style:family="paragraph">
      <style:paragraph-properties fo:margin-left="0.5in">
        <style:tab-stops/>
      </style:paragraph-properties>
    </style:style>
    <style:style style:name="T64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49" style:parent-style-name="Standard" style:family="paragraph">
      <style:paragraph-properties fo:margin-left="0.5in">
        <style:tab-stops/>
      </style:paragraph-properties>
    </style:style>
    <style:style style:name="T65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51" style:parent-style-name="Standard" style:family="paragraph">
      <style:paragraph-properties fo:margin-left="0.5in">
        <style:tab-stops/>
      </style:paragraph-properties>
    </style:style>
    <style:style style:name="T65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53" style:parent-style-name="Standard" style:family="paragraph">
      <style:paragraph-properties fo:margin-left="0.5in">
        <style:tab-stops/>
      </style:paragraph-properties>
    </style:style>
    <style:style style:name="T65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55" style:parent-style-name="Standard" style:family="paragraph">
      <style:paragraph-properties fo:margin-left="0.5in">
        <style:tab-stops/>
      </style:paragraph-properties>
    </style:style>
    <style:style style:name="T65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57" style:parent-style-name="Standard" style:family="paragraph">
      <style:paragraph-properties fo:margin-left="0.5in">
        <style:tab-stops/>
      </style:paragraph-properties>
    </style:style>
    <style:style style:name="T65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59" style:parent-style-name="Standard" style:family="paragraph">
      <style:paragraph-properties fo:margin-left="0.5in">
        <style:tab-stops/>
      </style:paragraph-properties>
    </style:style>
    <style:style style:name="T66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6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62" style:parent-style-name="Standard" style:family="paragraph">
      <style:paragraph-properties fo:margin-left="0.5in">
        <style:tab-stops/>
      </style:paragraph-properties>
    </style:style>
    <style:style style:name="T66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64" style:parent-style-name="Standard" style:family="paragraph">
      <style:paragraph-properties fo:margin-left="0.5in">
        <style:tab-stops/>
      </style:paragraph-properties>
    </style:style>
    <style:style style:name="T66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66" style:parent-style-name="Standard" style:family="paragraph">
      <style:paragraph-properties fo:margin-left="0.5in">
        <style:tab-stops/>
      </style:paragraph-properties>
    </style:style>
    <style:style style:name="T667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668" style:parent-style-name="Standard" style:family="paragraph">
      <style:paragraph-properties fo:margin-left="0.5in">
        <style:tab-stops/>
      </style:paragraph-properties>
    </style:style>
    <style:style style:name="T669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670" style:parent-style-name="Standard" style:family="paragraph">
      <style:paragraph-properties fo:margin-left="0.5in">
        <style:tab-stops/>
      </style:paragraph-properties>
    </style:style>
    <style:style style:name="T671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67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73" style:parent-style-name="Standard" style:family="paragraph">
      <style:paragraph-properties fo:margin-left="0.5in">
        <style:tab-stops/>
      </style:paragraph-properties>
    </style:style>
    <style:style style:name="T67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75" style:parent-style-name="Standard" style:family="paragraph">
      <style:paragraph-properties fo:break-before="column" fo:margin-left="0.5in">
        <style:tab-stops/>
      </style:paragraph-properties>
      <style:text-properties fo:language="en" fo:country="US"/>
    </style:style>
    <style:style style:name="P676" style:parent-style-name="Standard" style:family="paragraph">
      <style:paragraph-properties fo:margin-left="0.5in">
        <style:tab-stops/>
      </style:paragraph-properties>
    </style:style>
    <style:style style:name="T67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678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79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68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8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82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68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84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68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86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68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88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68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90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69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92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69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94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69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96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69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9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99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0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01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0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03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0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05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0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07" style:parent-style-name="Normal" style:family="paragraph">
      <style:paragraph-properties fo:margin-left="0.5in">
        <style:tab-stops/>
      </style:paragraph-properties>
      <style:text-properties fo:language="en" fo:country="US" fo:hyphenate="true"/>
    </style:style>
    <style:style style:name="P708" style:parent-style-name="Standard" style:family="paragraph">
      <style:paragraph-properties fo:margin-left="0.5in">
        <style:tab-stops/>
      </style:paragraph-properties>
    </style:style>
    <style:style style:name="T70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1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11" style:parent-style-name="Standard" style:family="paragraph">
      <style:paragraph-properties fo:margin-left="0.5in">
        <style:tab-stops/>
      </style:paragraph-properties>
    </style:style>
    <style:style style:name="T71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13" style:parent-style-name="Standard" style:family="paragraph">
      <style:paragraph-properties fo:margin-left="0.5in">
        <style:tab-stops/>
      </style:paragraph-properties>
    </style:style>
    <style:style style:name="T71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15" style:parent-style-name="Standard" style:family="paragraph">
      <style:paragraph-properties fo:margin-left="0.5in">
        <style:tab-stops/>
      </style:paragraph-properties>
    </style:style>
    <style:style style:name="T71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17" style:parent-style-name="Standard" style:family="paragraph">
      <style:paragraph-properties fo:margin-left="0.5in">
        <style:tab-stops/>
      </style:paragraph-properties>
    </style:style>
    <style:style style:name="T71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19" style:parent-style-name="Standard" style:family="paragraph">
      <style:paragraph-properties fo:margin-left="0.5in">
        <style:tab-stops/>
      </style:paragraph-properties>
    </style:style>
    <style:style style:name="T72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72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22" style:parent-style-name="Standard" style:family="paragraph">
      <style:paragraph-properties fo:margin-left="0.5in">
        <style:tab-stops/>
      </style:paragraph-properties>
    </style:style>
    <style:style style:name="T72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24" style:parent-style-name="Standard" style:family="paragraph">
      <style:paragraph-properties fo:margin-left="0.5in">
        <style:tab-stops/>
      </style:paragraph-properties>
    </style:style>
    <style:style style:name="T72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26" style:parent-style-name="Standard" style:family="paragraph">
      <style:paragraph-properties fo:margin-left="0.5in">
        <style:tab-stops/>
      </style:paragraph-properties>
    </style:style>
    <style:style style:name="T72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28" style:parent-style-name="Standard" style:family="paragraph">
      <style:paragraph-properties fo:margin-left="0.5in">
        <style:tab-stops/>
      </style:paragraph-properties>
    </style:style>
    <style:style style:name="T72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30" style:parent-style-name="Standard" style:family="paragraph">
      <style:paragraph-properties fo:margin-left="0.5in">
        <style:tab-stops/>
      </style:paragraph-properties>
    </style:style>
    <style:style style:name="T73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32" style:parent-style-name="Standard" style:family="paragraph">
      <style:paragraph-properties fo:margin-left="0.5in">
        <style:tab-stops/>
      </style:paragraph-properties>
    </style:style>
    <style:style style:name="T73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34" style:parent-style-name="Standard" style:family="paragraph">
      <style:paragraph-properties fo:margin-left="0.5in">
        <style:tab-stops/>
      </style:paragraph-properties>
    </style:style>
    <style:style style:name="T73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36" style:parent-style-name="Standard" style:family="paragraph">
      <style:paragraph-properties fo:margin-left="0.5in">
        <style:tab-stops/>
      </style:paragraph-properties>
    </style:style>
    <style:style style:name="T73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38" style:parent-style-name="Standard" style:family="paragraph">
      <style:paragraph-properties fo:margin-left="0.5in">
        <style:tab-stops/>
      </style:paragraph-properties>
    </style:style>
    <style:style style:name="T73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40" style:parent-style-name="Standard" style:family="paragraph">
      <style:paragraph-properties fo:margin-left="0.5in">
        <style:tab-stops/>
      </style:paragraph-properties>
    </style:style>
    <style:style style:name="T74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42" style:parent-style-name="Standard" style:family="paragraph">
      <style:paragraph-properties fo:margin-left="0.5in">
        <style:tab-stops/>
      </style:paragraph-properties>
    </style:style>
    <style:style style:name="T74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44" style:parent-style-name="Standard" style:family="paragraph">
      <style:paragraph-properties fo:margin-left="0.5in">
        <style:tab-stops/>
      </style:paragraph-properties>
    </style:style>
    <style:style style:name="T74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46" style:parent-style-name="Standard" style:family="paragraph">
      <style:paragraph-properties fo:margin-left="0.5in">
        <style:tab-stops/>
      </style:paragraph-properties>
    </style:style>
    <style:style style:name="T74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48" style:parent-style-name="Standard" style:family="paragraph">
      <style:paragraph-properties fo:margin-left="0.5in">
        <style:tab-stops/>
      </style:paragraph-properties>
    </style:style>
    <style:style style:name="T74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50" style:parent-style-name="Standard" style:family="paragraph">
      <style:paragraph-properties fo:margin-left="0.5in">
        <style:tab-stops/>
      </style:paragraph-properties>
    </style:style>
    <style:style style:name="T75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52" style:parent-style-name="Standard" style:family="paragraph">
      <style:paragraph-properties fo:margin-left="0.5in">
        <style:tab-stops/>
      </style:paragraph-properties>
    </style:style>
    <style:style style:name="T75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54" style:parent-style-name="Standard" style:family="paragraph">
      <style:paragraph-properties fo:margin-left="0.5in">
        <style:tab-stops/>
      </style:paragraph-properties>
    </style:style>
    <style:style style:name="T75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56" style:parent-style-name="Standard" style:family="paragraph">
      <style:paragraph-properties fo:margin-left="0.5in">
        <style:tab-stops/>
      </style:paragraph-properties>
    </style:style>
    <style:style style:name="T75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58" style:parent-style-name="Standard" style:family="paragraph">
      <style:paragraph-properties fo:margin-left="0.5in">
        <style:tab-stops/>
      </style:paragraph-properties>
    </style:style>
    <style:style style:name="T75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6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61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62" style:parent-style-name="Standard" style:family="paragraph">
      <style:paragraph-properties fo:margin-left="0.5in">
        <style:tab-stops/>
      </style:paragraph-properties>
    </style:style>
    <style:style style:name="T76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64" style:parent-style-name="Standard" style:family="paragraph">
      <style:paragraph-properties fo:margin-left="0.5in">
        <style:tab-stops/>
      </style:paragraph-properties>
    </style:style>
    <style:style style:name="T76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66" style:parent-style-name="Standard" style:list-style-name="LFO2" style:family="paragraph"/>
    <style:style style:name="T76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76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69" style:parent-style-name="Standard" style:list-style-name="LFO2" style:family="paragraph"/>
    <style:style style:name="T77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71" style:parent-style-name="Standard" style:list-style-name="LFO2" style:family="paragraph"/>
    <style:style style:name="T77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73" style:parent-style-name="Standard" style:list-style-name="LFO2" style:family="paragraph"/>
    <style:style style:name="T77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75" style:parent-style-name="Standard" style:list-style-name="LFO2" style:family="paragraph"/>
    <style:style style:name="T77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77" style:parent-style-name="Normal" style:family="paragraph">
      <style:paragraph-properties fo:margin-left="0.5in">
        <style:tab-stops>
          <style:tab-stop style:type="left" style:position="4.2083in"/>
        </style:tab-stops>
      </style:paragraph-properties>
      <style:text-properties fo:hyphenate="true"/>
    </style:style>
    <style:style style:name="T77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79" style:parent-style-name="Standard" style:family="paragraph">
      <style:paragraph-properties fo:margin-left="0.5in">
        <style:tab-stops/>
      </style:paragraph-properties>
    </style:style>
    <style:style style:name="T78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81" style:parent-style-name="Standard" style:list-style-name="LFO2" style:family="paragraph"/>
    <style:style style:name="T78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78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78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85" style:parent-style-name="Standard" style:list-style-name="LFO2" style:family="paragraph"/>
    <style:style style:name="T78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87" style:parent-style-name="Standard" style:list-style-name="LFO2" style:family="paragraph"/>
    <style:style style:name="T78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89" style:parent-style-name="Standard" style:family="paragraph">
      <style:paragraph-properties fo:margin-left="1in">
        <style:tab-stops/>
      </style:paragraph-properties>
      <style:text-properties fo:language="en" fo:country="US"/>
    </style:style>
    <style:style style:name="P790" style:parent-style-name="Standard" style:family="paragraph">
      <style:paragraph-properties fo:margin-left="1in">
        <style:tab-stops/>
      </style:paragraph-properties>
      <style:text-properties fo:language="en" fo:country="US"/>
    </style:style>
    <style:style style:name="P791" style:parent-style-name="Standard" style:family="paragraph">
      <style:paragraph-properties fo:margin-left="0.5in">
        <style:tab-stops/>
      </style:paragraph-properties>
    </style:style>
    <style:style style:name="T79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79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94" style:parent-style-name="Standard" style:family="paragraph">
      <style:paragraph-properties fo:margin-left="1in">
        <style:tab-stops/>
      </style:paragraph-properties>
      <style:text-properties fo:language="en" fo:country="US"/>
    </style:style>
    <style:style style:name="P795" style:parent-style-name="Standard" style:family="paragraph">
      <style:paragraph-properties fo:margin-left="1in">
        <style:tab-stops/>
      </style:paragraph-properties>
    </style:style>
    <style:style style:name="T79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97" style:parent-style-name="Standard" style:family="paragraph">
      <style:paragraph-properties fo:margin-left="1in">
        <style:tab-stops/>
      </style:paragraph-properties>
    </style:style>
    <style:style style:name="T79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99" style:parent-style-name="Standard" style:family="paragraph">
      <style:paragraph-properties fo:margin-left="1in">
        <style:tab-stops/>
      </style:paragraph-properties>
    </style:style>
    <style:style style:name="T80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01" style:parent-style-name="Standard" style:family="paragraph">
      <style:paragraph-properties fo:margin-left="1in">
        <style:tab-stops/>
      </style:paragraph-properties>
    </style:style>
    <style:style style:name="T80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03" style:parent-style-name="Standard" style:family="paragraph">
      <style:paragraph-properties fo:margin-left="1in">
        <style:tab-stops/>
      </style:paragraph-properties>
    </style:style>
    <style:style style:name="T80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05" style:parent-style-name="Standard" style:family="paragraph">
      <style:paragraph-properties fo:margin-left="1in">
        <style:tab-stops/>
      </style:paragraph-properties>
    </style:style>
    <style:style style:name="T80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07" style:parent-style-name="Standard" style:family="paragraph">
      <style:paragraph-properties fo:margin-left="1in">
        <style:tab-stops/>
      </style:paragraph-properties>
    </style:style>
    <style:style style:name="T80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09" style:parent-style-name="Standard" style:family="paragraph">
      <style:paragraph-properties fo:margin-left="1in">
        <style:tab-stops/>
      </style:paragraph-properties>
      <style:text-properties fo:language="en" fo:country="US"/>
    </style:style>
    <style:style style:name="P810" style:parent-style-name="Standard" style:family="paragraph">
      <style:paragraph-properties fo:margin-left="1in">
        <style:tab-stops/>
      </style:paragraph-properties>
    </style:style>
    <style:style style:name="T81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12" style:parent-style-name="Standard" style:family="paragraph">
      <style:paragraph-properties fo:margin-left="1in">
        <style:tab-stops/>
      </style:paragraph-properties>
    </style:style>
    <style:style style:name="T81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81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15" style:parent-style-name="Standard" style:family="paragraph">
      <style:paragraph-properties fo:margin-left="1in">
        <style:tab-stops/>
      </style:paragraph-properties>
    </style:style>
    <style:style style:name="T81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17" style:parent-style-name="Standard" style:family="paragraph">
      <style:paragraph-properties fo:margin-left="1in">
        <style:tab-stops/>
      </style:paragraph-properties>
      <style:text-properties fo:language="en" fo:country="US"/>
    </style:style>
    <style:style style:name="P818" style:parent-style-name="Standard" style:family="paragraph">
      <style:paragraph-properties fo:margin-left="0.5in">
        <style:tab-stops/>
      </style:paragraph-properties>
    </style:style>
    <style:style style:name="T81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82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21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2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82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82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25" style:parent-style-name="Normal" style:family="paragraph">
      <style:paragraph-properties fo:margin-left="0.5in">
        <style:tab-stops/>
      </style:paragraph-properties>
      <style:text-properties fo:language="en" fo:country="US" fo:hyphenate="true"/>
    </style:style>
    <style:style style:name="P826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2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28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2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30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3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32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3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34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3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36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3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38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3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40" style:parent-style-name="Normal" style:family="paragraph">
      <style:paragraph-properties fo:margin-left="0.5in">
        <style:tab-stops/>
      </style:paragraph-properties>
      <style:text-properties fo:language="en" fo:country="US" fo:hyphenate="true"/>
    </style:style>
    <style:style style:name="P841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4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84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44" style:parent-style-name="Normal" style:family="paragraph">
      <style:paragraph-properties fo:break-before="page" fo:margin-left="0.5in">
        <style:tab-stops/>
      </style:paragraph-properties>
      <style:text-properties fo:language="en" fo:country="US" fo:hyphenate="true"/>
    </style:style>
    <style:style style:name="T84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84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84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T84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T84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T85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T85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T852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P853" style:parent-style-name="TableContents" style:family="paragraph">
      <style:paragraph-properties style:line-height-at-least="0.2083in"/>
    </style:style>
    <style:style style:name="T85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85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856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857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P858" style:parent-style-name="TableContents" style:family="paragraph">
      <style:paragraph-properties style:line-height-at-least="0.2083in"/>
      <style:text-properties fo:language="en" fo:country="US"/>
    </style:style>
    <style:style style:name="P859" style:parent-style-name="Standard" style:family="paragraph">
      <style:text-properties fo:language="en" fo:country="US"/>
    </style:style>
    <style:style style:name="P860" style:parent-style-name="Standard" style:family="paragraph">
      <style:paragraph-properties fo:break-before="column"/>
    </style:style>
    <style:style style:name="T861" style:parent-style-name="SourceText" style:family="text">
      <style:text-properties style:font-name="Consolas, Menlo, Monaco, 'Lucid" fo:font-weight="bold" style:font-weight-asian="bold" fo:color="#242729" fo:background-color="#EFF0F1" style:text-underline-type="single" style:text-underline-style="solid" style:text-underline-width="auto" style:text-underline-mode="continuous" fo:language="en" fo:country="US"/>
    </style:style>
    <style:style style:name="T862" style:parent-style-name="SourceText" style:family="text">
      <style:text-properties style:font-name="Consolas, Menlo, Monaco, 'Lucid" fo:font-weight="bold" style:font-weight-asian="bold" fo:color="#242729" fo:background-color="#EFF0F1" style:text-underline-type="single" style:text-underline-style="solid" style:text-underline-width="auto" style:text-underline-mode="continuous" fo:language="en" fo:country="US"/>
    </style:style>
    <style:style style:name="P863" style:parent-style-name="Standard" style:family="paragraph">
      <style:text-properties fo:language="en" fo:country="US"/>
    </style:style>
    <style:style style:name="P864" style:parent-style-name="Standard" style:family="paragraph">
      <style:text-properties fo:language="en" fo:country="US"/>
    </style:style>
    <style:style style:name="P865" style:parent-style-name="Standard" style:family="paragraph">
      <style:text-properties fo:language="en" fo:country="US"/>
    </style:style>
    <style:style style:name="P866" style:parent-style-name="Standard" style:family="paragraph">
      <style:text-properties fo:language="en" fo:country="US"/>
    </style:style>
    <style:style style:name="P867" style:parent-style-name="Standard" style:family="paragraph">
      <style:text-properties fo:language="en" fo:country="US"/>
    </style:style>
    <style:style style:name="P868" style:parent-style-name="Standard" style:family="paragraph">
      <style:text-properties fo:language="en" fo:country="US"/>
    </style:style>
    <style:style style:name="P869" style:parent-style-name="Standard" style:family="paragraph">
      <style:text-properties fo:language="en" fo:country="US"/>
    </style:style>
    <style:style style:name="P870" style:parent-style-name="Standard" style:family="paragraph">
      <style:text-properties fo:language="en" fo:country="US"/>
    </style:style>
    <style:style style:name="P871" style:parent-style-name="Standard" style:family="paragraph">
      <style:text-properties fo:language="en" fo:country="US"/>
    </style:style>
    <style:style style:name="P872" style:parent-style-name="Standard" style:family="paragraph">
      <style:text-properties fo:language="en" fo:country="US"/>
    </style:style>
    <style:style style:name="P873" style:parent-style-name="Standard" style:family="paragraph">
      <style:text-properties fo:language="en" fo:country="US"/>
    </style:style>
    <style:style style:name="P874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875" style:parent-style-name="Standard" style:family="paragraph">
      <style:text-properties fo:language="en" fo:country="US"/>
    </style:style>
    <style:style style:name="P876" style:parent-style-name="Standard" style:family="paragraph">
      <style:text-properties fo:language="en" fo:country="US"/>
    </style:style>
    <style:style style:name="P877" style:parent-style-name="Standard" style:family="paragraph">
      <style:text-properties fo:language="en" fo:country="US"/>
    </style:style>
    <style:style style:name="P878" style:parent-style-name="Standard" style:family="paragraph">
      <style:text-properties fo:language="en" fo:country="US"/>
    </style:style>
    <style:style style:name="P879" style:parent-style-name="Standard" style:family="paragraph">
      <style:text-properties fo:language="en" fo:country="US"/>
    </style:style>
    <style:style style:name="P880" style:parent-style-name="Standard" style:family="paragraph">
      <style:text-properties fo:language="en" fo:country="US"/>
    </style:style>
    <style:style style:name="P881" style:parent-style-name="Standard" style:family="paragraph">
      <style:text-properties fo:language="en" fo:country="US"/>
    </style:style>
    <style:style style:name="P882" style:parent-style-name="Standard" style:family="paragraph">
      <style:text-properties fo:language="en" fo:country="US"/>
    </style:style>
    <style:style style:name="P883" style:parent-style-name="Standard" style:family="paragraph">
      <style:text-properties fo:language="en" fo:country="US"/>
    </style:style>
    <style:style style:name="P884" style:parent-style-name="Standard" style:family="paragraph">
      <style:text-properties fo:language="en" fo:country="US"/>
    </style:style>
    <style:style style:name="P885" style:parent-style-name="Standard" style:family="paragraph">
      <style:text-properties fo:language="en" fo:country="US"/>
    </style:style>
    <style:style style:name="P886" style:parent-style-name="Standard" style:family="paragraph">
      <style:text-properties fo:language="en" fo:country="US"/>
    </style:style>
    <style:style style:name="P887" style:parent-style-name="Standard" style:family="paragraph">
      <style:text-properties fo:language="en" fo:country="US"/>
    </style:style>
    <style:style style:name="P888" style:parent-style-name="Standard" style:family="paragraph">
      <style:text-properties fo:language="en" fo:country="US"/>
    </style:style>
    <style:style style:name="P889" style:parent-style-name="Standard" style:family="paragraph">
      <style:text-properties fo:language="en" fo:country="US"/>
    </style:style>
    <style:style style:name="P890" style:parent-style-name="Standard" style:family="paragraph">
      <style:paragraph-properties fo:break-before="column"/>
    </style:style>
    <style:style style:name="T89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92" style:parent-style-name="Standard" style:family="paragraph">
      <style:text-properties fo:language="en" fo:country="US"/>
    </style:style>
    <style:style style:name="T893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894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895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P896" style:parent-style-name="Standard" style:family="paragraph">
      <style:text-properties fo:language="en" fo:country="US"/>
    </style:style>
    <style:style style:name="P89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98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9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0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2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4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8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1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1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12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1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14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1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16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1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18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1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2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2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2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4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8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0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2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4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3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3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8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0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2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4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4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4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8" style:parent-style-name="Fonteparág.padrã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0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2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4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5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5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0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2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4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6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6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6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0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2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4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6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7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7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0" style:parent-style-name="Fonteparág.padrão" style:family="text">
      <style:text-properties style:font-name="Consolas" style:font-name-asian="Times New Roman" style:font-name-complex="Times New Roman" fo:color="#608B4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8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8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3" style:parent-style-name="Fonteparág.padrã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9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9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3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7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0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0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3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7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1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1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5" style:parent-style-name="Fonteparág.padrão" style:family="text">
      <style:text-properties style:font-name="Consolas" style:font-name-asian="Times New Roman" style:font-name-complex="Times New Roman" fo:color="#608B4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6" style:parent-style-name="Fonteparág.padrão" style:family="text">
      <style:text-properties style:font-name="Consolas" style:font-name-asian="Times New Roman" style:font-name-complex="Times New Roman" fo:color="#608B4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1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1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1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3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5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7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3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03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03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3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7" style:parent-style-name="Fonteparág.padrã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4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T1042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P1043" style:parent-style-name="Standard" style:family="paragraph">
      <style:text-properties fo:language="en" fo:country="US"/>
    </style:style>
  </office:automatic-styles>
  <office:body>
    <office:text text:use-soft-page-breaks="true">
      <text:p text:style-name="P1">Iniciando novo projeto com Angular CLI:</text:p>
      <text:p text:style-name="P2">ng new nomedoprojeto</text:p>
      <text:p text:style-name="Standard"/>
      <text:p text:style-name="P3">Criando módulos:</text:p>
      <text:p text:style-name="P4">$ ng g module people</text:p>
      <text:p text:style-name="Standard"><text:span text:style-name="T5"><text:line-break/></text:span><text:span text:style-name="T6">Criando componentes:</text:span></text:p>
      <text:p text:style-name="P7">$ ng g component people/people</text:p>
      <text:p text:style-name="P8"/>
      <text:p text:style-name="P9">Build da app:</text:p>
      <text:p text:style-name="Standard"><text:span text:style-name="T10">ng build then<text:s/></text:span><text:span text:style-name="T11">copy folder dist</text:span></text:p>
      <text:p text:style-name="P12"/>
      <text:p text:style-name="PreformattedText"><text:span text:style-name="T13"># optional: Angular material installation</text:span></text:p>
      <text:p text:style-name="P14"><text:span text:style-name="T15">npm install --save @angular/material @angular/cdk</text:span><text:span text:style-name="T16"><text:line-break/></text:span><text:span text:style-name="T17">npm install --save @angular/animations</text:span></text:p>
      <text:p text:style-name="P18"><text:span text:style-name="T19">npm install --save hammerjs</text:span></text:p>
      <text:p text:style-name="P20"><text:span text:style-name="T21">main.css: import 'hammerjs';</text:span><text:span text:style-name="T22"><text:line-break/></text:span><text:span text:style-name="T23">styless.css: @import<text:s/></text:span><text:a xlink:href="mailto:~@angular/material/prebuilt-themes/indigo-pink.css" office:target-frame-name="_top" xlink:show="replace"><text:span text:style-name="T24">~@angular/material/prebuilt-themes/indigo-pink.css</text:span></text:a></text:p>
      <text:p text:style-name="P25"/>
      <text:p text:style-name="P26">Two Way DataBinding and Form Validation</text:p>
      <text:p text:style-name="P27"><text:span text:style-name="T28">In order to use two-way data binding for form inputs you need to import the FormsModule package in your Angular<text:s/></text:span><text:span text:style-name="T29">module.</text:span></text:p>
      <text:p text:style-name="P30"><text:span text:style-name="T31">import { FormsModule, ReactiveFormsModule } from '@angular/forms';</text:span></text:p>
      <text:p text:style-name="P32"><text:span text:style-name="T33">@NgModule({ <text:s text:c="2"/>imports: [ FormsModule ] })</text:span></text:p>
      <text:p text:style-name="Standard"><text:span text:style-name="T34"><text:line-break/></text:span><text:span text:style-name="T35"><text:line-break/></text:span><text:span text:style-name="T36">Angular Forms Types:</text:span></text:p>
      <text:p text:style-name="P37"><text:span text:style-name="T38">Angular Reactive Forms - Synchronous, form is handled by the @component (tscript), no ngModel.</text:span></text:p>
      <text:p text:style-name="P39"><text:span text:style-name="T40">Angular Template<text:s/></text:span><text:span text:style-name="T41">driven forms: Html form controls and uses directives ar ngModel.</text:span></text:p>
      <text:p text:style-name="P42"/>
      <text:p text:style-name="P43">Reactive Forms:</text:p>
      <text:p text:style-name="P44"><text:span text:style-name="T45">FormControl : É um input do formulário, pode ser select, input text, etc...</text:span></text:p>
      <text:p text:style-name="P46"><text:span text:style-name="T47">FormGroup : Contém um grupo de form control (parte do mesmo formulário).<text:s/></text:span><text:span text:style-name="T48">Ex: Form</text:span></text:p>
      <text:p text:style-name="P49"><text:span text:style-name="T50">FormArray: Igual</text:span><text:span text:style-name="T51"><text:s/>item acima, porém dinamico;</text:span></text:p>
      <text:p text:style-name="P52"><text:span text:style-name="T53">FormBuilder: Helper class to create instances of FormArray, FormGroup and FormControl.</text:span></text:p>
      <text:p text:style-name="Standard"><text:span text:style-name="T54"><text:line-break/></text:span><text:span text:style-name="T55">Testing:</text:span></text:p>
      <text:p text:style-name="P56"><text:span text:style-name="T57">ng serve --host foo.bar --port 80 (Default is 4200)</text:span></text:p>
      <text:p text:style-name="P58"/>
      <text:p text:style-name="P59">Referencias:</text:p>
      <text:p text:style-name="P60"><text:span text:style-name="T61">https://angular-templates.io/tutorials/about/learn-angular-from-</text:span><text:span text:style-name="T62">scratch-step-by-step</text:span></text:p>
      <text:p text:style-name="P63"><text:span text:style-name="T64">https://coursetro.com/posts/code/113/How-to-Build-an-Angular-5-Material-App</text:span></text:p>
      <text:p text:style-name="P65"><text:span text:style-name="T66">https://www.sitepoint.com/angular-material-design-components/</text:span></text:p>
      <text:p text:style-name="P67"><text:span text:style-name="T68">https://codeburst.io/how-node-js-</text:span><text:span text:style-name="T69">single-thread-mechanism-work-understanding-event-loop-in-nodejs-230f7440b0ea</text:span></text:p>
      <text:p text:style-name="P70"><text:span text:style-name="T71">https://medium.com/@ismapro/first-steps-with-angular-cli-and-angular-material-5a90406e9a4</text:span></text:p>
      <text:p text:style-name="P72"><text:a xlink:href="https://angular-templates.io/tutorials/about/angular-forms-and-validations" office:target-frame-name="_top" xlink:show="replace"><text:span text:style-name="T73">https://angular-templates.io/tutorials/about/angular-forms-and-validations</text:span></text:a><text:span text:style-name="T74"><text:line-break/></text:span><text:span text:style-name="T75">https://angular.io/guide/component-interaction</text:span></text:p>
      <text:p text:style-name="P76"><text:a xlink:href="https://medium.com/@mirokoczka/3-ways-to-communicate-between-angular-components-a1e3f3304ecb" office:target-frame-name="_top" xlink:show="replace"><text:span text:style-name="T77">https://medium.com/@m</text:span><text:span text:style-name="T78">irokoczka/3-ways-to-communicate-between-angular-components-a1e3f3304ecb</text:span></text:a></text:p>
      <text:p text:style-name="Standard"><text:span text:style-name="T79"><text:line-break/></text:span><text:a xlink:href="http://reactivex.io/documentation/observable.html" office:target-frame-name="_top" xlink:show="replace"><text:span text:style-name="T80">http://reactivex.io/documentation/observable.html</text:span></text:a></text:p>
      <text:p text:style-name="Standard"><text:span text:style-name="T81"><text:line-break/></text:span><text:span text:style-name="T82">https://angular.io/guide/observables</text:span></text:p>
      <text:p text:style-name="P83"/>
      <text:p text:style-name="P84"/>
      <text:soft-page-break/>
      <text:p text:style-name="P85">Angular Unit Testing:</text:p>
      <text:p text:style-name="P86"><text:span text:style-name="T87"><text:line-break/></text:span><text:span text:style-name="T88">-<text:s/></text:span><text:span text:style-name="T89">Basic concepts and frameworks:</text:span></text:p>
      <text:p text:style-name="P90"><text:span text:style-name="T91">- PhantomJS allows you to run unit tests in a browser when a desktop environment doesn't exist.</text:span></text:p>
      <text:p text:style-name="P92"><text:span text:style-name="T93">- Karma is a runner that provides the finished reports on how successful the tests where.</text:span></text:p>
      <text:p text:style-name="P94"><text:span text:style-name="T95">- Jasmine is the library used to write<text:s/></text:span><text:span text:style-name="T96">unit tests.</text:span><text:span text:style-name="T97"><text:line-break/></text:span><text:span text:style-name="T98">- The project you create with the CLI is immediately ready to test. Just run this one CLI command:</text:span></text:p>
      <text:p text:style-name="P99"><text:span text:style-name="T100">-ng test</text:span></text:p>
      <text:p text:style-name="P101"><text:span text:style-name="T102">- ng test -cc --single-run --progress false</text:span><text:span text:style-name="T103"><text:tab/>(inicia o Phantom) – Usado pelo Jenkins</text:span></text:p>
      <text:p text:style-name="P104"><text:span text:style-name="T105">- run-s lint test:ci build:ci <text:s/>-- Lint check 1</text:span></text:p>
      <text:p text:style-name="P106"><text:span text:style-name="T107">- ng<text:s/></text:span><text:span text:style-name="T108">lint --type-check -- Lint check 2</text:span></text:p>
      <text:p text:style-name="P109"><text:span text:style-name="T110">- Using testBed example (creates a new Angular module instance just for testing components):</text:span><text:span text:style-name="T111"><text:line-break/></text:span></text:p>
      <text:p text:style-name="P112"><text:span text:style-name="T113">let</text:span><text:span text:style-name="T114"><text:s/></text:span><text:span text:style-name="T115">fixture</text:span><text:span text:style-name="T116">:<text:s/></text:span><text:span text:style-name="T117">ComponentFixture</text:span><text:span text:style-name="T118">&lt;</text:span><text:span text:style-name="T119">CsTransactionsFormComponent</text:span><text:span text:style-name="T120">&gt;;</text:span></text:p>
      <text:p text:style-name="P121"><text:span text:style-name="T122">const</text:span><text:span text:style-name="T123"><text:s/></text:span><text:span text:style-name="T124">translations</text:span><text:span text:style-name="T125">:<text:s/></text:span><text:span text:style-name="T126">any</text:span><text:span text:style-name="T127"><text:s/>= {</text:span><text:span text:style-name="T128">CARDS_TITLE:</text:span><text:span text:style-name="T129"><text:s/></text:span><text:span text:style-name="T130">'This is a test'</text:span><text:span text:style-name="T131">};</text:span></text:p>
      <text:p text:style-name="P132"/>
      <text:p text:style-name="P133"><text:span text:style-name="T134">beforeEach</text:span><text:span text:style-name="T135">(</text:span><text:span text:style-name="T136">async</text:span><text:span text:style-name="T137">()<text:s/></text:span><text:span text:style-name="T138">=&gt;</text:span><text:span text:style-name="T139"><text:s/>{</text:span></text:p>
      <text:p text:style-name="P140"><text:span text:style-name="T141"><text:s text:c="4"/></text:span><text:span text:style-name="T142">TestBed</text:span><text:span text:style-name="T143">.</text:span><text:span text:style-name="T144">configureTestingModule</text:span><text:span text:style-name="T145">({</text:span></text:p>
      <text:p text:style-name="P146"><text:span text:style-name="T147"><text:s text:c="6"/></text:span><text:span text:style-name="T148">declarations:</text:span><text:span text:style-name="T149"><text:s/>[</text:span><text:span text:style-name="T150">CsTransactionsFormComponent</text:span><text:span text:style-name="T151">],</text:span></text:p>
      <text:p text:style-name="P152"><text:span text:style-name="T153"><text:s text:c="6"/></text:span><text:span text:style-name="T154">providers:</text:span><text:span text:style-name="T155"><text:s/>[</text:span></text:p>
      <text:p text:style-name="P156"><text:span text:style-name="T157"><text:s text:c="8"/></text:span><text:span text:style-name="T158">FormBuilder</text:span><text:span text:style-name="T159">,</text:span></text:p>
      <text:p text:style-name="P160"><text:span text:style-name="T161"><text:s text:c="8"/></text:span><text:span text:style-name="T162">TranslateService</text:span><text:span text:style-name="T163">,</text:span></text:p>
      <text:p text:style-name="P164"><text:s text:c="6"/>],</text:p>
      <text:p text:style-name="P165"><text:span text:style-name="T166"><text:s text:c="6"/></text:span><text:span text:style-name="T167">imports:</text:span><text:span text:style-name="T168"><text:s/>[</text:span></text:p>
      <text:p text:style-name="P169"><text:span text:style-name="T170"><text:s text:c="8"/></text:span><text:span text:style-name="T171">ReactiveFormsModule</text:span><text:span text:style-name="T172">,</text:span></text:p>
      <text:p text:style-name="P173"><text:span text:style-name="T174"><text:s text:c="8"/></text:span><text:span text:style-name="T175">TranslateModule</text:span><text:span text:style-name="T176">.</text:span><text:span text:style-name="T177">forRoot</text:span><text:span text:style-name="T178">({</text:span></text:p>
      <text:p text:style-name="P179"><text:span text:style-name="T180"><text:s text:c="10"/></text:span><text:span text:style-name="T181">loader:</text:span><text:span text:style-name="T182"><text:s/>{</text:span><text:span text:style-name="T183">provide:</text:span><text:span text:style-name="T184"><text:s/></text:span><text:span text:style-name="T185">TranslateLoader</text:span><text:span text:style-name="T186">,<text:s/></text:span><text:span text:style-name="T187">useClass:</text:span><text:span text:style-name="T188"><text:s/></text:span><text:span text:style-name="T189">FakeLoader</text:span><text:span text:style-name="T190">}</text:span></text:p>
      <text:p text:style-name="P191"><text:s text:c="8"/>})</text:p>
      <text:p text:style-name="P192"><text:s text:c="6"/>]</text:p>
      <text:p text:style-name="P193"><text:span text:style-name="T194"><text:s text:c="4"/>}).</text:span><text:span text:style-name="T195">compileComponents</text:span><text:span text:style-name="T196">();</text:span></text:p>
      <text:p text:style-name="P197"><text:span text:style-name="T198"><text:s text:c="4"/></text:span><text:span text:style-name="T199">logger</text:span><text:span text:style-name="T200"><text:s/>=<text:s/></text:span><text:span text:style-name="T201">new</text:span><text:span text:style-name="T202"><text:s/></text:span><text:span text:style-name="T203">Logger</text:span><text:span text:style-name="T204">(</text:span><text:span text:style-name="T205">LogLevel</text:span><text:span text:style-name="T206">.</text:span><text:span text:style-name="T207">DEBUG</text:span><text:span text:style-name="T208">);</text:span></text:p>
      <text:p text:style-name="P209"><text:span text:style-name="T210"><text:s text:c="4"/></text:span><text:span text:style-name="T211">formBuilder</text:span><text:span text:style-name="T212"><text:s/>=<text:s/></text:span><text:span text:style-name="T213">new</text:span><text:span text:style-name="T214"><text:s/></text:span><text:span text:style-name="T215">FormBuilder</text:span><text:span text:style-name="T216">();</text:span></text:p>
      <text:p text:style-name="P217"><text:span text:style-name="T218"><text:s text:c="4"/></text:span><text:span text:style-name="T219">comp</text:span><text:span text:style-name="T220"><text:s/>=<text:s/></text:span><text:span text:style-name="T221">TestBed</text:span><text:span text:style-name="T222">.</text:span><text:span text:style-name="T223">createComponent</text:span><text:span text:style-name="T224">(</text:span><text:span text:style-name="T225">CsTransactionsFormComponent</text:span><text:span text:style-name="T226">).</text:span><text:span text:style-name="T227">componentInstance</text:span><text:span text:style-name="T228">;</text:span></text:p>
      <text:p text:style-name="P229"><text:span text:style-name="T230"><text:s text:c="4"/></text:span><text:span text:style-name="T231">comp</text:span><text:span text:style-name="T232">.</text:span><text:span text:style-name="T233">ngOnInit</text:span><text:span text:style-name="T234">();</text:span></text:p>
      <text:p text:style-name="P235"><text:span text:style-name="T236"><text:s text:c="4"/></text:span><text:span text:style-name="T237">comp</text:span><text:span text:style-name="T238">.</text:span><text:span text:style-name="T239">setLogger</text:span><text:span text:style-name="T240">(</text:span><text:span text:style-name="T241">logger</text:span><text:span text:style-name="T242">);</text:span></text:p>
      <text:p text:style-name="P243"><text:s text:c="2"/>});</text:p>
      <text:p text:style-name="P244"/>
      <text:p text:style-name="P245"><text:span text:style-name="T246">class</text:span><text:span text:style-name="T247"><text:s/></text:span><text:span text:style-name="T248">FakeLoader</text:span><text:span text:style-name="T249"><text:s/></text:span><text:span text:style-name="T250">implements</text:span><text:span text:style-name="T251"><text:s/></text:span><text:span text:style-name="T252">TranslateLoader</text:span><text:span text:style-name="T253"><text:s/>{</text:span></text:p>
      <text:p text:style-name="P254"><text:span text:style-name="T255"><text:s text:c="2"/></text:span><text:span text:style-name="T256">getTranslation</text:span><text:span text:style-name="T257">():<text:s/></text:span><text:span text:style-name="T258">Observable</text:span><text:span text:style-name="T259">&lt;</text:span><text:span text:style-name="T260">any</text:span><text:span text:style-name="T261">&gt;</text:span><text:span text:style-name="T262"><text:s/>{</text:span></text:p>
      <text:p text:style-name="P263"><text:span text:style-name="T264"><text:s text:c="4"/></text:span><text:span text:style-name="T265">return</text:span><text:span text:style-name="T266"><text:s/></text:span><text:span text:style-name="T267">new</text:span><text:span text:style-name="T268"><text:s/></text:span><text:span text:style-name="T269">Observable</text:span><text:span text:style-name="T270">(</text:span><text:span text:style-name="T271">translations</text:span><text:span text:style-name="T272">);</text:span></text:p>
      <text:p text:style-name="P273"><text:s text:c="2"/>}</text:p>
      <text:p text:style-name="P274">}</text:p>
      <text:p text:style-name="P275"><text:span text:style-name="T276">Promisse (AssyncCall) in JS:</text:span></text:p>
      <text:p text:style-name="P277"><text:span text:style-name="T278">const promise = new Promise&lt;ValidationErrors | null&gt;((resolve, reject) =&gt;</text:span><text:span text:style-name="T279"><text:s/>{</text:span></text:p>
      <text:p text:style-name="P280"><text:span text:style-name="T281">setTimeout(() =&gt; { resolve(‘A’) }, 0); <text:s text:c="3"/>});</text:span></text:p>
      <text:p text:style-name="P282"><text:span text:style-name="T283">return promise;</text:span></text:p>
      <text:p text:style-name="P284"><text:span text:style-name="T285">}</text:span><text:span text:style-name="T286"><text:line-break/></text:span><text:span text:style-name="T287">Dicas:</text:span></text:p>
      <text:p text:style-name="P288"><text:span text:style-name="T289"><text:s/>- fit() roda soh o it com f</text:span></text:p>
      <text:soft-page-break/>
      <text:p text:style-name="P290"><text:span text:style-name="T291"><text:s/>- xit() ignora soh o it com x</text:span><text:span text:style-name="T292"><text:line-break/></text:span><text:span text:style-name="T293"><text:s/>- fdescribe() pra fazer soh auqele describe rodar e ignorar os outros</text:span></text:p>
      <text:p text:style-name="P294"><text:span text:style-name="T295"><text:s/>- xdescribe() pra NAO rodar o describe com x</text:span></text:p>
      <text:p text:style-name="P296"/>
      <text:p text:style-name="P297"/>
      <text:p text:style-name="P298"><text:span text:style-name="T299">Tips from co-workers:</text:span></text:p>
      <text:p text:style-name="P300"><text:span text:style-name="T301"><text:line-break/></text:span><text:a office:title="Silva, Andre" xlink:href="https://dtl.fusion.proxy.mastercard.int/stash/users/e068957" office:target-frame-name="_top" xlink:show="replace"><text:span text:style-name="T302">Silva, Andre</text:span></text:a></text:p>
      <text:p text:style-name="P303">we should keep all initialization inside beforeEach blocks, in order to prevent sharing stale data between different tests.</text:p>
      <text:p text:style-name="P304"/>
      <text:p text:style-name="P305"/>
      <text:p text:style-name="P306"/>
      <text:soft-page-break/>
      <text:p text:style-name="P307">Wipro AngularJS 2 training:</text:p>
      <text:p text:style-name="P308"><text:span text:style-name="T309"><text:line-break/></text:span><text:span text:style-name="T310">- Angular2: First Angular2 Application -&gt; Angular CLI - Creating the first app with angular cli</text:span></text:p>
      <text:p text:style-name="P311"><text:span text:style-name="T312">- Angular2: Data Binding : {{}} <text:s/>- Tipos de binding:</text:span></text:p>
      <text:p text:style-name="P313"><text:span text:style-name="T314"><text:tab/></text:span><text:span text:style-name="T315">{{value}} : interpolation</text:span></text:p>
      <text:p text:style-name="P316"><text:span text:style-name="T317"><text:tab/>[property] : one way to DOM -&gt; Also class CSS b</text:span><text:span text:style-name="T318">inding [class.td-green]="credit.gende=='male'" -&gt; With condition</text:span></text:p>
      <text:p text:style-name="P319"><text:span text:style-name="T320"><text:tab/>(event) : one way to component</text:span></text:p>
      <text:p text:style-name="P321"><text:span text:style-name="T322"><text:tab/>[(ng-model)] : property binding (two way)</text:span></text:p>
      <text:p text:style-name="P323"><text:span text:style-name="T324"><text:tab/>Class binding:</text:span></text:p>
      <text:p text:style-name="P325"><text:span text:style-name="T326"><text:tab/></text:span><text:span text:style-name="T327"><text:tab/>&lt;div [ngClass]="setMyClasses()"&gt; : For multiple classes</text:span></text:p>
      <text:p text:style-name="P328"><text:span text:style-name="T329"><text:tab/></text:span><text:span text:style-name="T330"><text:tab/>&lt;div [class.active]="isActive"&gt; : Simple</text:span><text:span text:style-name="T331"><text:s/>class binding -&gt; class.className</text:span></text:p>
      <text:p text:style-name="P332"><text:span text:style-name="T333">- Angular2: Data Binding - Property Binding : [value] <text:s text:c="2"/></text:span></text:p>
      <text:p text:style-name="P334"><text:span text:style-name="T335">- Angular2: Data Binding - Event Binding <text:s/>: (input)</text:span></text:p>
      <text:p text:style-name="P336"><text:span text:style-name="T337">- Angular2: Data Binding - Two way Binding : [(ngModel)]</text:span></text:p>
      <text:p text:style-name="P338"><text:span text:style-name="T339">- Angular2: Directives : <text:s/>Transform the DOM (template) w</text:span><text:span text:style-name="T340">hile rendering. There are 3 types:</text:span></text:p>
      <text:p text:style-name="P341"><text:span text:style-name="T342">- Component directive : is a direct with a template</text:span></text:p>
      <text:p text:style-name="P343"><text:span text:style-name="T344">- Structural directive: Conditions and logics. Ex: *ngIf and *ngFor</text:span></text:p>
      <text:p text:style-name="P345"><text:span text:style-name="T346">- Attribute directive: alters behaviour of existing element. Ex: [(ngModel)]</text:span></text:p>
      <text:p text:style-name="P347"><text:span text:style-name="T348">- Angular2: Custom compo</text:span><text:span text:style-name="T349">nents: @Component({</text:span></text:p>
      <text:p text:style-name="P350"><text:span text:style-name="T351"><text:s text:c="2"/>selector: 'my-emp', templateUrl: './employees.component.html'})</text:span></text:p>
      <text:p text:style-name="P352"><text:span text:style-name="T353">- Angular2: Custom Directives: @Directive({ selector: '[myUnderline]'}) -&gt;</text:span><text:span text:style-name="T354"><text:s/>SharedModule : exports</text:span></text:p>
      <text:p text:style-name="P355"><text:span text:style-name="T356">- Pipes: transform display name with a template. It takes data as input and transforms it to desired output.<text:s/></text:span></text:p>
      <text:p text:style-name="P357"><text:span text:style-name="T358">Impure: more calls, as often as keystroke or mouse-move. Pure: less calls, dectect values changes (primitives)</text:span></text:p>
      <text:p text:style-name="P359"><text:span text:style-name="T360">So many bui</text:span><text:span text:style-name="T361">ld-in pipes in Angular, for example:<text:s/></text:span></text:p>
      <text:p text:style-name="P362"><text:span text:style-name="T363">{{ price | currency :'EUR' :true}}</text:span></text:p>
      <text:p text:style-name="P364"><text:span text:style-name="T365">{{ birthday | date :'dd/MM/yyyy' | uppercase}}</text:span></text:p>
      <text:p text:style-name="P366"><text:span text:style-name="T367">Buildin pipe list:<text:s/></text:span><text:a xlink:href="https://angular.io/api?type=pipe" office:target-frame-name="_top" xlink:show="replace"><text:span text:style-name="T368">https://angular.io/a</text:span><text:bookmark-start text:name="_Hlt519846078"/><text:bookmark-start text:name="_Hlt519846079"/><text:span text:style-name="T369">p</text:span><text:bookmark-end text:name="_Hlt519846078"/><text:bookmark-end text:name="_Hlt519846079"/><text:span text:style-name="T370">i?type=pipe</text:span></text:a><text:span text:style-name="T371"><text:s/>(json is a pipe)</text:span></text:p>
      <text:p text:style-name="P372"><text:span text:style-name="T373">- Angular2: Pipes</text:span><text:span text:style-name="T374"><text:s/>- Custom<text:s/></text:span></text:p>
      <text:p text:style-name="P375"><text:span text:style-name="T376"><text:tab/>MyPipe.pipe.ts – Needs to implement PipeTransform – transform(value: any[], args: string) : value[]</text:span><text:span text:style-name="T377"><text:line-break/></text:span><text:span text:style-name="T378"><text:tab/>Anotation with @Pipe({name : pipeName})</text:span><text:span text:style-name="T379"><text:line-break/></text:span><text:span text:style-name="T380"><text:tab/>Can be a filter to *ngFor. Exemple: let employee of employees | employeeFilter: nameFilter (input-ngMo</text:span><text:span text:style-name="T381">del)</text:span></text:p>
      <text:p text:style-name="P382"><text:span text:style-name="T383">- Angular2: Validations – Projects ng5-material and app-customer-support</text:span></text:p>
      <text:p text:style-name="P384"><text:span text:style-name="T385">- Angular2: Component Styles – São os styles e stylesUrl anotados nos components e também os class no template.</text:span></text:p>
      <text:p text:style-name="P386"><text:span text:style-name="T387">- Angular2: NestingComponents - at Input <text:s text:c="2"/></text:span></text:p>
      <text:p text:style-name="P388"><text:span text:style-name="T389">@Input() Parametro pas</text:span><text:span text:style-name="T390">sado do componente parent para o nested component – Ex: &lt;my-comp [inputField]=’varParent’&gt; <text:s/>-- @Input() inputField</text:span></text:p>
      <text:p text:style-name="P391"><text:span text:style-name="T392">- Angular2: NestingComponents - at Output</text:span></text:p>
      <text:p text:style-name="P393"><text:span text:style-name="T394"><text:s text:c="5"/>Inner:</text:span></text:p>
      <text:p text:style-name="P395"><text:span text:style-name="T396">@Output Parametro passado do componente inner para outer – Ex: Inner components raising</text:span><text:span text:style-name="T397"><text:s/>a event to parent...</text:span><text:span text:style-name="T398"><text:line-break/></text:span><text:span text:style-name="T399">@Output() itemClicked: EventEmitter&lt;string&gt; = new EventEmitter&lt;string&gt;();<text:s/></text:span><text:span text:style-name="T400"><text:line-break/></text:span><text:span text:style-name="T401">this.itemClicked.emit(“”);</text:span></text:p>
      <text:p text:style-name="P402"><text:span text:style-name="T403">onClick (item : any) { <text:s/>console.log(‘selected item: ‘ + item.id); }</text:span></text:p>
      <text:p text:style-name="P404"><text:span text:style-name="T405"><text:s text:c="5"/>Outer:</text:span></text:p>
      <text:p text:style-name="P406"><text:span text:style-name="T407"><text:tab/>&lt;my-comp-outer (itemClicked)=’onItemClicked($event)</text:span><text:span text:style-name="T408">’&gt;&lt;/my-emp&gt;</text:span></text:p>
      <text:p text:style-name="P409"><text:span text:style-name="T410"><text:tab/>onItemClicked(message: string): void {</text:span><text:span text:style-name="T411"><text:line-break/></text:span><text:span text:style-name="T412"><text:tab/></text:span><text:span text:style-name="T413"><text:tab/>console.log(‘message: ‘ + message);</text:span></text:p>
      <text:p text:style-name="P414"><text:span text:style-name="T415"><text:tab/>}</text:span></text:p>
      <text:p text:style-name="P416"><text:span text:style-name="T417"><text:tab/>[class.selected]=”employee.selected” -&gt; Class binding to if selected or not, it will be used in list to check if is selected.</text:span></text:p>
      <text:p text:style-name="P418"><text:span text:style-name="T419"><text:tab/>CSS file class name, only shows if<text:s/></text:span><text:span text:style-name="T420">selected -&gt; .selected { <text:s/></text:span><text:span text:style-name="T421"><text:tab/>color: red;<text:s/></text:span><text:span text:style-name="T422"><text:tab/>}</text:span></text:p>
      <text:soft-page-break/>
      <text:p text:style-name="P423"><text:span text:style-name="T424">- Angular2: NestingComponents_Example of at Input and at Output Demonstration <text:s/></text:span></text:p>
      <text:p text:style-name="P425"><text:span text:style-name="T426">See AddPan and RemovePAN component in customer-support app.</text:span></text:p>
      <text:p text:style-name="P427"><text:span text:style-name="T428">- Angular2: Life Cycle</text:span><text:span text:style-name="T429"><text:s/>Methods <text:s text:c="2"/></text:span></text:p>
      <text:p text:style-name="P430"><text:span text:style-name="T431"><text:tab/>ngOnInit – Called to fectch data on<text:s/></text:span><text:span text:style-name="T432">initialization</text:span></text:p>
      <text:p text:style-name="P433"><text:span text:style-name="T434"><text:tab/>ngOnChanges – Called when changes made to input properties</text:span></text:p>
      <text:p text:style-name="P435"><text:span text:style-name="T436"><text:tab/>ngOnDestroy – To perform cleanup when component is destroyed</text:span></text:p>
      <text:p text:style-name="P437"><text:span text:style-name="T438">ngDoCheck - <text:s/>Called after every change detection<text:s/></text:span></text:p>
      <text:p text:style-name="P439"><text:span text:style-name="T440"><text:tab/>Component specific lifecycle methods: ngAfterContentInit, ngAfterCon</text:span><text:span text:style-name="T441">tentChecked, ngAfterViewInit, ngAfterViewChecked</text:span></text:p>
      <text:p text:style-name="P442"><text:span text:style-name="T443">- Angular2: Services <text:s/></text:span></text:p>
      <text:p text:style-name="P444"><text:span text:style-name="T445">@Injectable() – Written for specific purporse -&gt; In the components: constructor (private service : MyService)<text:s/></text:span></text:p>
      <text:p text:style-name="P446"><text:span text:style-name="T447">Declarations: [MyComponent1, MyComponent2] <text:s/>-&gt; Providers: [ MyService ]<text:s/></text:span></text:p>
      <text:p text:style-name="P448"><text:span text:style-name="T449">Logic can be shared between multiple components, single reuse logic</text:span></text:p>
      <text:p text:style-name="P450"><text:span text:style-name="T451">Gateway for external interaction – REST Consumer</text:span><text:span text:style-name="T452"><text:line-break/></text:span><text:span text:style-name="T453">- Angular2: Http Service</text:span><text:span text:style-name="T454"><text:s text:c="2"/></text:span></text:p>
      <text:p text:style-name="P455"><text:span text:style-name="T456">BuiltIn service – HttpModule need to be imported.@angular/http</text:span></text:p>
      <text:p text:style-name="P457"><text:span text:style-name="T458">Http data is returned as observables (use .subscr</text:span><text:span text:style-name="T459">ibe)</text:span></text:p>
      <text:p text:style-name="P460"><text:span text:style-name="T461">Component: show not call the service in constructor, instead call the service in ngOnInit to get data</text:span></text:p>
      <text:p text:style-name="P462"><text:span text:style-name="T463">.subscribe uses functional systax as example: service.get().subscribe(result =&gt;</text:span><text:span text:style-name="T464"><text:s/>this.processResponse(result));</text:span></text:p>
      <text:p text:style-name="P465"><text:span text:style-name="T466">Import (Http, Response) from ‘@angular/http’; return_http.get(this.url).map( response =&gt; response.json());</text:span></text:p>
      <text:p text:style-name="P467"><text:span text:style-name="T468">Observable uses reactive (rxjs) -&gt; Choose it instead of Promisse</text:span><text:span text:style-name="T469"><text:line-break/></text:span><text:span text:style-name="T470">- Angular2: Routings</text:span></text:p>
      <text:p text:style-name="P471"><text:span text:style-name="T472">Pre-requisites:<text:s/></text:span><text:span text:style-name="T473">Should import router library and configure Routes</text:span></text:p>
      <text:p text:style-name="P474"><text:span text:style-name="T475">Concepts:</text:span><text:span text:style-name="T476"><text:line-break/></text:span><text:span text:style-name="T477">router-outlet – to be</text:span><text:span text:style-name="T478"><text:s/>specified template file where current navigation page will be showed</text:span></text:p>
      <text:p text:style-name="P479"><text:span text:style-name="T480">RouterLink and RouterLinkActive – to be specified for navigation</text:span></text:p>
      <text:p text:style-name="P481"><text:span text:style-name="T482">ActivatedRoute in RouterState – Provider methods to get information on routes (see customer-support-app)</text:span></text:p>
      <text:p text:style-name="P483"><text:span text:style-name="T484">Views / templates:</text:span></text:p>
      <text:p text:style-name="P485"><text:span text:style-name="T486">&lt;nav&gt; &lt;a routerlink=”employees” ro</text:span><text:span text:style-name="T487">uterlinkactive=”</text:span><text:span text:style-name="T488">active</text:span><text:span text:style-name="T489">” [routerlinkoptions]=”</text:span><text:span text:style-name="T490">exact:true</text:span><text:span text:style-name="T491">”&gt;&lt;/a&gt; -&gt; Only when url exactly the url, not partial… (active = active class)</text:span></text:p>
      <text:p text:style-name="P492"><text:span text:style-name="T493">router-outlet -&gt; Dynamic replace for current router state, the current component -&gt; ngview (replace)</text:span></text:p>
      <text:p text:style-name="P494"><text:span text:style-name="T495">app.routing.ts:</text:span></text:p>
      <text:p text:style-name="P496"><text:span text:style-name="T497">const<text:s/></text:span><text:span text:style-name="T498">appRoutes : Routes <text:s/>= { path: ‘url/:id ‘, component, …} -&gt; Order is important | because angular uses the first matches | can use wild cards in path (Ex: *)</text:span></text:p>
      <text:p text:style-name="P499"><text:span text:style-name="T500">export const routing = RouterModule.forRoot(appRoutes);<text:s/></text:span></text:p>
      <text:p text:style-name="P501"><text:span text:style-name="T502">module.ts:</text:span></text:p>
      <text:p text:style-name="P503"><text:span text:style-name="T504"><text:tab/>route: ActivatedRoute<text:s/></text:span><text:span text:style-name="T505">@angular/route in constructor. <text:s/>-- location : Location @angular/common in constructor also to use -&gt; this.location.back();</text:span></text:p>
      <text:p text:style-name="P506"><text:span text:style-name="T507"><text:tab/>RouterState provides metho</text:span><text:span text:style-name="T508">ds to get information on routes;</text:span></text:p>
      <text:p text:style-name="P509"><text:span text:style-name="T510"><text:tab/>ngOnInit() – Interface OnInit -&gt; this.route.params.forEach( (params: Params) =&gt; {this.id = <text:s/>+params[</text:span><text:span text:style-name="T511">‘id’];} );</text:span></text:p>
      <text:p text:style-name="Standard"><text:span text:style-name="T512"><text:line-break/></text:span><text:span text:style-name="T513">- Angular2: Events a</text:span><text:span text:style-name="T514">nd communication between components:</text:span></text:p>
      <text:p text:style-name="P515"/>
      <text:p text:style-name="Standard"><text:span text:style-name="T516">Parent listens for child event:</text:span><text:span text:style-name="T517"><text:line-break/></text:span><text:span text:style-name="T518">@Output() voted = new EventEmitter&lt;boolean&gt;();</text:span><text:span text:style-name="T519"><text:line-break/></text:span><text:span text:style-name="T520">this.voted.emit(agreed);</text:span><text:span text:style-name="T521"><text:line-break/></text:span><text:span text:style-name="T522"><text:line-break/></text:span><text:span text:style-name="T523"><text:s text:c="3"/>&lt;app-voter *ngFor="let voter of voters"</text:span></text:p>
      <text:p text:style-name="Standard"><text:span text:style-name="T524"><text:s text:c="6"/>[name]="voter"</text:span></text:p>
      <text:p text:style-name="Standard"><text:span text:style-name="T525"><text:s text:c="6"/>(voted)="onVoted($event)"&gt;</text:span></text:p>
      <text:p text:style-name="Standard"><text:span text:style-name="T526"><text:s text:c="4"/>&lt;/app-voter&gt;</text:span></text:p>
      <text:p text:style-name="Standard"><text:span text:style-name="T527"><text:line-break/></text:span><text:span text:style-name="T528">Intercept properties changes with onChangeListener:</text:span><text:span text:style-name="T529"><text:line-break/></text:span><text:span text:style-name="T530">VersionChildComponent implements OnChanges {</text:span></text:p>
      <text:p text:style-name="Standard"><text:span text:style-name="T531">ngOnChanges(changes: {[propKey: string]: SimpleChange}) {</text:span></text:p>
      <text:p text:style-name="Standard"><text:span text:style-name="T532"><text:s text:c="4"/>let log: string[] = [];</text:span></text:p>
      <text:p text:style-name="Standard"><text:span text:style-name="T533"><text:s text:c="4"/>for (let propName in changes) {</text:span></text:p>
      <text:p text:style-name="Standard"><text:span text:style-name="T534"><text:s text:c="6"/>let changedProp = changes[pro</text:span><text:span text:style-name="T535">pName];</text:span></text:p>
      <text:p text:style-name="Standard"><text:span text:style-name="T536"><text:s text:c="6"/>let to = JSON.stringify(changedProp.currentValue);</text:span></text:p>
      <text:p text:style-name="Standard"><text:span text:style-name="T537"><text:s text:c="6"/>if (changedProp.isFirstChange()) {</text:span></text:p>
      <text:p text:style-name="Standard"><text:span text:style-name="T538"><text:s text:c="8"/>log.push(`Initial value of ${propName} set to ${to}`);</text:span></text:p>
      <text:p text:style-name="Standard"><text:span text:style-name="T539"><text:s text:c="6"/>} else {</text:span></text:p>
      <text:p text:style-name="Standard"><text:span text:style-name="T540"><text:s text:c="8"/>let from = JSON.stringify(changedProp.previousValue);</text:span></text:p>
      <text:p text:style-name="Standard"><text:span text:style-name="T541"><text:s text:c="8"/>lo</text:span><text:span text:style-name="T542">g.push(`${propName} changed from ${from} to ${to}`);</text:span></text:p>
      <text:soft-page-break/>
      <text:p text:style-name="Standard"><text:span text:style-name="T543"><text:s text:c="6"/>}</text:span></text:p>
      <text:p text:style-name="Standard"><text:span text:style-name="T544"><text:s text:c="4"/>}</text:span></text:p>
      <text:p text:style-name="Standard"><text:span text:style-name="T545"><text:s text:c="4"/>this.changeLog.push(log.join(', '));</text:span></text:p>
      <text:p text:style-name="Standard"><text:span text:style-name="T546"><text:s text:c="2"/>}</text:span></text:p>
      <text:p text:style-name="P547"><text:span text:style-name="T548"><text:line-break/></text:span></text:p>
      <text:list text:style-name="LFO1" text:continue-numbering="true">
        <text:list-item>
          <text:p text:style-name="P549"><text:span text:style-name="T550">Passing the reference of one component to another</text:span><text:span text:style-name="T551"><text:line-break/></text:span><text:span text:style-name="T552">This solution should be used when components have dependency between them. For example<text:s/></text:span><text:span text:style-name="T553">dropdown, and dropdown toggle. They usually can’t exist without each other.</text:span></text:p>
        </text:list-item>
      </text:list>
      <text:p text:style-name="P554"><text:span text:style-name="T555">&lt;app-side-bar-toggle [sideBar]="sideBar"&gt;&lt;/app-side-bar-toggle&gt;</text:span></text:p>
      <text:p text:style-name="P556"><text:span text:style-name="T557">&lt;app-side-bar #sideBar&gt;&lt;/app-side-bar&gt;</text:span></text:p>
      <text:p text:style-name="P558"/>
      <text:p text:style-name="P559"><text:span text:style-name="T560">@Input() sideBar: SideBarComponent;</text:span></text:p>
      <text:p text:style-name="P561"/>
      <text:p text:style-name="P562"><text:span text:style-name="T563"><text:s/>@HostListener('click')</text:span></text:p>
      <text:p text:style-name="P564"><text:span text:style-name="T565"><text:s text:c="2"/></text:span><text:span text:style-name="T566">click() {</text:span></text:p>
      <text:p text:style-name="P567"><text:span text:style-name="T568"><text:s text:c="4"/>this.sideBar.toggle();</text:span></text:p>
      <text:p text:style-name="P569"><text:span text:style-name="T570"><text:s text:c="2"/>}</text:span></text:p>
      <text:p text:style-name="Standard"/>
      <text:list text:style-name="LFO1" text:continue-numbering="true">
        <text:list-item>
          <text:p text:style-name="P571"><text:span text:style-name="T572">Communication through parent component</text:span></text:p>
        </text:list-item>
      </text:list>
      <text:p text:style-name="P573"><text:span text:style-name="T574">@input and @output approach using parent component to send information between components,</text:span></text:p>
      <text:p text:style-name="P575"><text:span text:style-name="T576">Implementation of this approach is almost the same as the previous one, however side-bar-toggl</text:span><text:span text:style-name="T577">e doesn’t receive side-bar component. Instead parent component holds sideBarIsOpened property which is passed to the side-bar component.<text:s/></text:span><text:span text:style-name="T578"><text:line-break/></text:span><text:span text:style-name="T579"><text:line-break/></text:span><text:span text:style-name="T580">&lt;app-side-bar-toggle (toggle)="toggleSideBar()"&gt;&lt;/app-side-bar-toggle&gt;</text:span></text:p>
      <text:p text:style-name="P581"><text:span text:style-name="T582">&lt;app-side-bar [isOpen]="sideBarIsOpened"&gt;&lt;/app</text:span><text:span text:style-name="T583">-side-bar&gt;</text:span></text:p>
      <text:p text:style-name="P584"/>
      <text:p text:style-name="P585"><text:span text:style-name="T586">Component toggle:</text:span></text:p>
      <text:p text:style-name="P587"><text:span text:style-name="T588"><text:s text:c="2"/>@Output() toggle: EventEmitter&lt;null&gt; = new EventEmitter();</text:span></text:p>
      <text:p text:style-name="P589"/>
      <text:p text:style-name="P590"><text:span text:style-name="T591"><text:s text:c="2"/>@HostListener('click')</text:span></text:p>
      <text:p text:style-name="P592"><text:span text:style-name="T593"><text:s text:c="2"/>click() {</text:span></text:p>
      <text:p text:style-name="P594"><text:span text:style-name="T595"><text:s text:c="4"/>this.toggle.emit();</text:span></text:p>
      <text:p text:style-name="P596"><text:span text:style-name="T597"><text:s text:c="2"/>}</text:span></text:p>
      <text:p text:style-name="P598"/>
      <text:p text:style-name="P599"><text:span text:style-name="T600">Component side bar:</text:span></text:p>
      <text:p text:style-name="P601"/>
      <text:p text:style-name="P602"><text:span text:style-name="T603"><text:s/>@HostBinding('class.is-open') @Input()</text:span></text:p>
      <text:p text:style-name="P604"><text:span text:style-name="T605"><text:s text:c="2"/>isOpen = false;</text:span></text:p>
      <text:p text:style-name="P606"/>
      <text:list text:style-name="LFO1" text:continue-numbering="true">
        <text:list-item>
          <text:p text:style-name="P607"><text:span text:style-name="T608">Communication thro</text:span><text:span text:style-name="T609">ugh Service</text:span></text:p>
        </text:list-item>
      </text:list>
      <text:p text:style-name="Standard"><text:span text:style-name="T610"><text:line-break/></text:span><text:span text:style-name="T611">- Angular2: Observables – Uses could observables</text:span></text:p>
      <text:p text:style-name="P612"/>
      <text:p text:style-name="P613"><text:span text:style-name="T614">Subscriber and observable simplest example:</text:span></text:p>
      <text:p text:style-name="P615"/>
      <text:p text:style-name="P616"><text:span text:style-name="T617">myObservable.subscribe(<text:s/></text:span></text:p>
      <text:p text:style-name="P618"><text:span text:style-name="T619">x =&gt;</text:span><text:span text:style-name="T620"><text:s/>console.log('Observer got<text:s/></text:span><text:a xlink:href="https://angular.io/api/router/RouterLinkWithHref" office:target-frame-name="_top" xlink:show="replace"><text:span text:style-name="T621">a</text:span></text:a><text:span text:style-name="T622"><text:s/>next value: ' + x),<text:s/></text:span></text:p>
      <text:p text:style-name="P623"><text:span text:style-name="T624">err =&gt; console.error('Observer got an error: ' + err),<text:s/></text:span></text:p>
      <text:p text:style-name="P625"><text:span text:style-name="T626">() =&gt; console.log('Observer got<text:s/></text:span><text:a xlink:href="https://angular.io/api/router/RouterLinkWithHref" office:target-frame-name="_top" xlink:show="replace"><text:span text:style-name="T627">a</text:span></text:a><text:span text:style-name="T628"><text:s/>complete notification') );</text:span></text:p>
      <text:p text:style-name="P629"/>
      <text:p text:style-name="P630"><text:span text:style-name="T631">// This function runs when subscribe() is called</text:span></text:p>
      <text:p text:style-name="P632"><text:span text:style-name="T633">function sequenceSubscriber(observer) {</text:span></text:p>
      <text:p text:style-name="P634"><text:span text:style-name="T635"><text:s text:c="2"/>// synchronously deliver 1, 2, and 3, then complete</text:span></text:p>
      <text:p text:style-name="P636"><text:span text:style-name="T637"><text:s text:c="2"/>observer.next(1);</text:span></text:p>
      <text:p text:style-name="P638"><text:span text:style-name="T639"><text:s text:c="2"/>observer.next(2);</text:span></text:p>
      <text:p text:style-name="P640"><text:span text:style-name="T641"><text:s text:c="2"/>observer.next(3);</text:span></text:p>
      <text:p text:style-name="P642"><text:span text:style-name="T643"><text:s text:c="2"/></text:span><text:span text:style-name="T644">observer.complete();</text:span></text:p>
      <text:p text:style-name="P645"><text:span text:style-name="T646"><text:s/></text:span></text:p>
      <text:p text:style-name="P647"><text:span text:style-name="T648"><text:s text:c="2"/>// unsubscribe function doesn't need to do anything in this</text:span></text:p>
      <text:p text:style-name="P649"><text:span text:style-name="T650"><text:s text:c="2"/>// because values are delivered synchronously</text:span></text:p>
      <text:p text:style-name="P651"><text:span text:style-name="T652"><text:s text:c="2"/>return {unsubscribe() {}};</text:span></text:p>
      <text:p text:style-name="P653"><text:span text:style-name="T654">}</text:span></text:p>
      <text:p text:style-name="P655"><text:span text:style-name="T656"><text:s/></text:span></text:p>
      <text:p text:style-name="P657"><text:span text:style-name="T658">// Create a new Observable that will deliver the above sequence</text:span></text:p>
      <text:p text:style-name="P659"><text:span text:style-name="T660">const sequence = new Obser</text:span><text:span text:style-name="T661">vable(sequenceSubscriber);</text:span></text:p>
      <text:p text:style-name="P662"><text:span text:style-name="T663"><text:s/></text:span></text:p>
      <text:p text:style-name="P664"><text:span text:style-name="T665">// execute the Observable and print the result of each notification</text:span></text:p>
      <text:p text:style-name="P666"><text:span text:style-name="T667">sequence.subscribe({</text:span></text:p>
      <text:p text:style-name="P668"><text:span text:style-name="T669"><text:s text:c="2"/>next(num) { console.log(num); },</text:span></text:p>
      <text:p text:style-name="P670"><text:span text:style-name="T671"><text:s text:c="2"/></text:span><text:span text:style-name="T672">complete() { console.log('Finished sequence'); }</text:span></text:p>
      <text:p text:style-name="P673"><text:span text:style-name="T674">});</text:span></text:p>
      <text:p text:style-name="P675"/>
      <text:p text:style-name="P676"><text:span text:style-name="T677">Create custom fromEvent function:</text:span></text:p>
      <text:p text:style-name="P678"/>
      <text:p text:style-name="P679"><text:span text:style-name="T680">function<text:s/></text:span><text:span text:style-name="T681">fromEvent(target, eventName) {</text:span></text:p>
      <text:p text:style-name="P682"><text:span text:style-name="T683"><text:s text:c="2"/>return new Observable((observer) =&gt; {</text:span></text:p>
      <text:p text:style-name="P684"><text:span text:style-name="T685"><text:s text:c="4"/>const handler = (e) =&gt; observer.next(e);</text:span></text:p>
      <text:p text:style-name="P686"><text:span text:style-name="T687"><text:s/></text:span></text:p>
      <text:p text:style-name="P688"><text:span text:style-name="T689"><text:s text:c="4"/>// Add the event handler to the target</text:span></text:p>
      <text:p text:style-name="P690"><text:span text:style-name="T691"><text:s text:c="4"/>target.addEventListener(eventName, handler);</text:span></text:p>
      <text:p text:style-name="P692"><text:span text:style-name="T693"><text:s/></text:span></text:p>
      <text:p text:style-name="P694"><text:span text:style-name="T695"><text:s text:c="4"/>return () =&gt; {</text:span></text:p>
      <text:p text:style-name="P696"><text:span text:style-name="T697"><text:s text:c="6"/>// Detach the event</text:span><text:span text:style-name="T698"><text:s/>handler from the target</text:span></text:p>
      <text:p text:style-name="P699"><text:span text:style-name="T700"><text:s text:c="6"/>target.removeEventListener(eventName, handler);</text:span></text:p>
      <text:p text:style-name="P701"><text:span text:style-name="T702"><text:s text:c="4"/>};</text:span></text:p>
      <text:p text:style-name="P703"><text:span text:style-name="T704"><text:s text:c="2"/>});</text:span></text:p>
      <text:p text:style-name="P705"><text:span text:style-name="T706">}</text:span></text:p>
      <text:p text:style-name="P707"/>
      <text:p text:style-name="P708"><text:span text:style-name="T709">Create a delayed sequence:</text:span></text:p>
      <text:p text:style-name="P710"/>
      <text:p text:style-name="P711"><text:span text:style-name="T712">function sequenceSubscriber(observer) {</text:span></text:p>
      <text:p text:style-name="P713"><text:span text:style-name="T714"><text:s text:c="2"/>const seq = [1, 2, 3];</text:span></text:p>
      <text:p text:style-name="P715"><text:span text:style-name="T716"><text:s text:c="2"/>let timeoutId;</text:span></text:p>
      <text:p text:style-name="P717"><text:span text:style-name="T718"><text:s/></text:span></text:p>
      <text:p text:style-name="P719"><text:span text:style-name="T720"><text:s text:c="2"/>// Will run through an array of numbers,<text:s/></text:span><text:span text:style-name="T721">emitting one value</text:span></text:p>
      <text:p text:style-name="P722"><text:span text:style-name="T723"><text:s text:c="2"/>// per second until it gets to the end of the array.</text:span></text:p>
      <text:p text:style-name="P724"><text:span text:style-name="T725"><text:s text:c="2"/>function doSequence(arr, idx) {</text:span></text:p>
      <text:p text:style-name="P726"><text:span text:style-name="T727"><text:s text:c="4"/>timeoutId = setTimeout(() =&gt; {</text:span></text:p>
      <text:p text:style-name="P728"><text:span text:style-name="T729"><text:s text:c="6"/>observer.next(arr[idx]);</text:span></text:p>
      <text:p text:style-name="P730"><text:span text:style-name="T731"><text:s text:c="6"/>if (idx === arr.length - 1) {</text:span></text:p>
      <text:p text:style-name="P732"><text:span text:style-name="T733"><text:s text:c="8"/>observer.complete();</text:span></text:p>
      <text:p text:style-name="P734"><text:span text:style-name="T735"><text:s text:c="6"/>} else {</text:span></text:p>
      <text:p text:style-name="P736"><text:span text:style-name="T737"><text:s text:c="8"/>doSequence(arr, ++idx);</text:span></text:p>
      <text:p text:style-name="P738"><text:span text:style-name="T739"><text:s text:c="6"/>}</text:span></text:p>
      <text:p text:style-name="P740"><text:span text:style-name="T741"><text:s text:c="4"/>}, 1000);</text:span></text:p>
      <text:p text:style-name="P742"><text:span text:style-name="T743"><text:s text:c="2"/>}</text:span></text:p>
      <text:p text:style-name="P744"><text:span text:style-name="T745"><text:s/></text:span></text:p>
      <text:p text:style-name="P746"><text:span text:style-name="T747"><text:s text:c="2"/>doSequence(seq, 0);</text:span></text:p>
      <text:p text:style-name="P748"><text:span text:style-name="T749"><text:s/></text:span></text:p>
      <text:p text:style-name="P750"><text:span text:style-name="T751"><text:s text:c="2"/>// Unsubscribe should clear the timeout to stop execution</text:span></text:p>
      <text:p text:style-name="P752"><text:span text:style-name="T753"><text:s text:c="2"/>return {unsubscribe() {</text:span></text:p>
      <text:p text:style-name="P754"><text:span text:style-name="T755"><text:s text:c="4"/>clearTimeout(timeoutId);</text:span></text:p>
      <text:p text:style-name="P756"><text:span text:style-name="T757"><text:s text:c="2"/>}};</text:span></text:p>
      <text:p text:style-name="P758"><text:span text:style-name="T759">}</text:span></text:p>
      <text:p text:style-name="P760"/>
      <text:p text:style-name="P761"/>
      <text:p text:style-name="P762"><text:span text:style-name="T763">The RxJS library in Angular:</text:span></text:p>
      <text:p text:style-name="P764"><text:span text:style-name="T765"><text:line-break/></text:span></text:p>
      <text:list text:style-name="LFO2" text:continue-numbering="true">
        <text:list-item>
          <text:p text:style-name="P766"><text:span text:style-name="T767">Converting exist</text:span><text:span text:style-name="T768">ing code for async operations into observables</text:span></text:p>
        </text:list-item>
        <text:list-item>
          <text:p text:style-name="P769"><text:span text:style-name="T770">Iterating through the values in a stream</text:span></text:p>
        </text:list-item>
        <text:list-item>
          <text:p text:style-name="P771"><text:span text:style-name="T772">Mapping values to different types</text:span></text:p>
        </text:list-item>
        <text:list-item>
          <text:p text:style-name="P773"><text:span text:style-name="T774">Filtering streams</text:span></text:p>
        </text:list-item>
        <text:list-item>
          <text:p text:style-name="P775"><text:span text:style-name="T776">Composing multiple streams</text:span></text:p>
        </text:list-item>
      </text:list>
      <text:p text:style-name="P777"><text:span text:style-name="T778"><text:tab/></text:span></text:p>
      <text:p text:style-name="P779"><text:span text:style-name="T780">Observables in Angular (non custom):</text:span></text:p>
      <text:list text:style-name="LFO2" text:continue-numbering="true">
        <text:list-item>
          <text:p text:style-name="P781"><text:span text:style-name="T782">The </text:span><text:a xlink:href="https://angular.io/api/core/EventEmitter" office:target-frame-name="_top" xlink:show="replace"><text:span text:style-name="T783">EventEmitter</text:span></text:a><text:span text:style-name="T784"> class extends Observable.</text:span></text:p>
        </text:list-item>
        <text:list-item>
          <text:p text:style-name="P785"><text:span text:style-name="T786">The HTTP module uses observables to handle AJAX requests and responses.</text:span></text:p>
        </text:list-item>
        <text:list-item>
          <text:p text:style-name="P787"><text:span text:style-name="T788">The Router and Forms modules use observables to listen for and respond to user-input events.</text:span></text:p>
        </text:list-item>
      </text:list>
      <text:p text:style-name="P789"/>
      <text:p text:style-name="P790"/>
      <text:p text:style-name="P791"><text:span text:style-name="T792">REST Service call in Angular (returns<text:s/></text:span><text:span text:style-name="T793">observable):</text:span></text:p>
      <text:p text:style-name="P794"/>
      <text:p text:style-name="P795"><text:span text:style-name="T796">/** SERVICE.TS */</text:span></text:p>
      <text:p text:style-name="P797"><text:span text:style-name="T798">addHero (hero: Hero): Observable&lt;Hero&gt; {</text:span></text:p>
      <text:p text:style-name="P799"><text:span text:style-name="T800"><text:s text:c="2"/>return this.http.post&lt;Hero&gt;(this.heroesUrl, hero, httpOptions)</text:span></text:p>
      <text:p text:style-name="P801"><text:span text:style-name="T802"><text:s text:c="4"/>.pipe(</text:span></text:p>
      <text:p text:style-name="P803"><text:span text:style-name="T804"><text:s text:c="6"/>catchError(this.handleError('addHero', hero))</text:span></text:p>
      <text:p text:style-name="P805"><text:span text:style-name="T806"><text:s text:c="4"/>);</text:span></text:p>
      <text:p text:style-name="P807"><text:span text:style-name="T808">}</text:span></text:p>
      <text:p text:style-name="P809"/>
      <text:p text:style-name="P810"><text:span text:style-name="T811">/*COMPONENT.TS*/</text:span></text:p>
      <text:p text:style-name="P812"><text:span text:style-name="T813">this.heroesService.addHero(n</text:span><text:span text:style-name="T814">ewHero)</text:span></text:p>
      <text:p text:style-name="P815"><text:span text:style-name="T816"><text:s text:c="2"/>.subscribe(hero =&gt; this.heroes.push(hero));</text:span></text:p>
      <text:p text:style-name="P817"/>
      <text:soft-page-break/>
      <text:p text:style-name="P818"><text:span text:style-name="T819">Security: XSRF Protection</text:span><text:span text:style-name="T820"><text:line-break/></text:span></text:p>
      <text:p text:style-name="P821"><text:span text:style-name="T822">by which the attacker can trick an authenticated user into unknowingly executing actions on your website. HttpClient supports a common mechanism used to prevent XSRF attacks.</text:span><text:span text:style-name="T823"><text:s/>When performing HTTP requests, an interceptor reads a token from a cookie, by default XSRF-TOKEN, and sets it as an HTTP header, X-XSRF-TOKEN. Since only code that runs on your domain could read the cookie, the backend can be certain that the HTTP request</text:span><text:span text:style-name="T824"><text:s/>came from your client application and not an attacker.</text:span></text:p>
      <text:p text:style-name="P825"/>
      <text:p text:style-name="P826"><text:span text:style-name="T827">imports: [</text:span></text:p>
      <text:p text:style-name="P828"><text:span text:style-name="T829"><text:s text:c="2"/>HttpClientModule,</text:span></text:p>
      <text:p text:style-name="P830"><text:span text:style-name="T831"><text:s text:c="2"/>HttpClientXsrfModule.withOptions({</text:span></text:p>
      <text:p text:style-name="P832"><text:span text:style-name="T833"><text:s text:c="4"/>cookieName: 'My-Xsrf-Cookie',</text:span></text:p>
      <text:p text:style-name="P834"><text:span text:style-name="T835"><text:s text:c="4"/>headerName: 'My-Xsrf-Header',</text:span></text:p>
      <text:p text:style-name="P836"><text:span text:style-name="T837"><text:s text:c="2"/>}),</text:span></text:p>
      <text:p text:style-name="P838"><text:span text:style-name="T839">],</text:span></text:p>
      <text:p text:style-name="P840"/>
      <text:p text:style-name="P841"><text:span text:style-name="T842">More details and testing examples at:<text:s/></text:span><text:span text:style-name="T843">https://angular.io/guide/http</text:span></text:p>
      <text:p text:style-name="P844"/>
      <text:p text:style-name="Standard"><text:span text:style-name="T845">- Angular2: Deploys</text:span><text:span text:style-name="T846"><text:line-break/></text:span></text:p>
      <text:p text:style-name="Standard"><text:span text:style-name="T847">- Angular</text:span><text:span text:style-name="T848"><text:s/>2</text:span><text:span text:style-name="T849">: Material</text:span></text:p>
      <text:p text:style-name="Standard"><text:span text:style-name="T850"><text:line-break/>- Angular 2: Logging</text:span><text:span text:style-name="T851"><text:line-break/></text:span><text:span text:style-name="T852">https://www.codemag.com/article/1711021/Logging-in-Angular-Applications</text:span></text:p>
      <text:p text:style-name="P853"><text:span text:style-name="T854">- Angular 5 and 6: What is new</text:span><text:span text:style-name="T855"><text:line-break/></text:span><text:a xlink:href="https://blog.angular.io/version-6-of-angular-now-available-cc56b0efa7a4" office:target-frame-name="_top" xlink:show="replace"><text:span text:style-name="T856">https://blog.angular.io/version-6-of-angular-now-available-cc56b</text:span><text:span text:style-name="T857">0efa7a4</text:span></text:a></text:p>
      <text:p text:style-name="P858"/>
      <text:p text:style-name="P859"/>
      <text:soft-page-break/>
      <text:p text:style-name="P860"><text:span text:style-name="T861">Angular and TypeScript -&gt;</text:span><text:span text:style-name="T862"><text:s/>Adding order to array:</text:span></text:p>
      <text:p text:style-name="P863"/>
      <text:p text:style-name="P864">function myCompare(a, b) {</text:p>
      <text:p text:style-name="P865"><text:s text:c="3"/>if (a.UserDefinedTableResponse.tableName &gt; b.UserDefinedTableResponse.tableName)</text:p>
      <text:p text:style-name="P866"><text:tab/>return 1;</text:p>
      <text:p text:style-name="P867"><text:tab/>if (a.UserDefinedTableResponse.tableName &lt; b.UserDefinedTableResponse.tableName)</text:p>
      <text:p text:style-name="P868"><text:tab/>return -1;</text:p>
      <text:p text:style-name="P869"><text:s text:c="4"/>return 0;</text:p>
      <text:p text:style-name="P870">}</text:p>
      <text:p text:style-name="P871"/>
      <text:p text:style-name="P872">testArr.sort(myCompare);</text:p>
      <text:p text:style-name="P873"/>
      <text:p text:style-name="P874">FORK JOIN example:</text:p>
      <text:p text:style-name="P875"/>
      <text:p text:style-name="P876">getLists(_: number[] = []) {</text:p>
      <text:p text:style-name="P877"><text:s text:c="4"/>const lists$ = this.listService.getLists()</text:p>
      <text:p text:style-name="P878"><text:s text:c="6"/>.pipe(</text:p>
      <text:p text:style-name="P879"><text:s text:c="8"/>mergeMap(</text:p>
      <text:p text:style-name="P880"><text:s text:c="10"/>lists =&gt;<text:s/>{</text:p>
      <text:p text:style-name="P881"><text:s text:c="12"/>const udts = lists.udts;</text:p>
      <text:p text:style-name="P882"><text:s text:c="12"/>const getPanFromList$ = udts.map(udt =&gt; this.listService.getPanFromList(udt.id, this.pan));</text:p>
      <text:p text:style-name="P883"><text:s text:c="12"/>return forkJoin(getPanFromList$, (...results: any[]) =&gt; {</text:p>
      <text:p text:style-name="P884"><text:s text:c="14"/>udts.forEach((udt, i) =&gt; this.processGetPanResponse(results[i], udt));</text:p>
      <text:p text:style-name="P885"><text:s text:c="14"/>return udts;</text:p>
      <text:p text:style-name="P886"><text:s text:c="12"/>});</text:p>
      <text:p text:style-name="P887"><text:s text:c="10"/>}</text:p>
      <text:p text:style-name="P888"><text:s text:c="8"/>)</text:p>
      <text:p text:style-name="P889"><text:s text:c="6"/>);</text:p>
      <text:soft-page-break/>
      <text:p text:style-name="P890"><text:span text:style-name="T891">Login and JWT</text:span></text:p>
      <text:p text:style-name="P892"/>
      <text:p text:style-name="Standard"><text:a xlink:href="http://jasonwatmore.com/post/2017/02/22/mean-with-angular-2-user-registration-and-login-example-tutorial" office:target-frame-name="_top" xlink:show="replace"><text:span text:style-name="T893">h</text:span><text:span text:style-name="T894">ttp://jasonwatmore.com/post/2017/02/22/mean-with-angular-2-user-registration-and-login-example-tutorial</text:span></text:a></text:p>
      <text:p text:style-name="Standard"><text:a xlink:href="https://blog.angular-university.io/angular-jwt-authentication/" office:target-frame-name="_top" xlink:show="replace"><text:span text:style-name="T895">https://blog.angular-university.io/angular-jwt-authentication/</text:span></text:a></text:p>
      <text:p text:style-name="P896"/>
      <text:p text:style-name="P897"><text:span text:style-name="T898">private</text:span><text:span text:style-name="T899"><text:s/></text:span><text:span text:style-name="T900">login</text:span><text:span text:style-name="T901"><text:s/>(</text:span><text:span text:style-name="T902">username</text:span><text:span text:style-name="T903">:<text:s/></text:span><text:span text:style-name="T904">string</text:span><text:span text:style-name="T905">,<text:s/></text:span><text:span text:style-name="T906">password</text:span><text:span text:style-name="T907">:<text:s/></text:span><text:span text:style-name="T908">string</text:span><text:span text:style-name="T909"><text:s/>) {</text:span></text:p>
      <text:p text:style-name="P910"><text:span text:style-name="T911"><text:s text:c="4"/></text:span><text:span text:style-name="T912">this</text:span><text:span text:style-name="T913">.</text:span><text:span text:style-name="T914">logger</text:span><text:span text:style-name="T915">.</text:span><text:span text:style-name="T916">debug</text:span><text:span text:style-name="T917">(</text:span><text:span text:style-name="T918">'Will try login'</text:span><text:span text:style-name="T919">);</text:span></text:p>
      <text:p text:style-name="P920"><text:span text:style-name="T921"><text:s text:c="4"/></text:span><text:span text:style-name="T922">const</text:span><text:span text:style-name="T923"><text:s/></text:span><text:span text:style-name="T924">request</text:span><text:span text:style-name="T925"><text:s/>=<text:s/></text:span><text:span text:style-name="T926">HttpWriteRequest</text:span><text:span text:style-name="T927">.</text:span><text:span text:style-name="T928">create</text:span><text:span text:style-name="T929">(</text:span><text:span text:style-name="T930">'/api/authenticate'</text:span><text:span text:style-name="T931">, {<text:s/></text:span><text:span text:style-name="T932">username</text:span><text:span text:style-name="T933">,<text:s/></text:span><text:span text:style-name="T934">password</text:span><text:span text:style-name="T935"><text:s/>});</text:span></text:p>
      <text:p text:style-name="P936"><text:span text:style-name="T937"><text:s text:c="4"/></text:span><text:span text:style-name="T938">this</text:span><text:span text:style-name="T939">.</text:span><text:span text:style-name="T940">logger</text:span><text:span text:style-name="T941">.</text:span><text:span text:style-name="T942">debug</text:span><text:span text:style-name="T943">(</text:span><text:span text:style-name="T944">'post'</text:span><text:span text:style-name="T945">);</text:span></text:p>
      <text:p text:style-name="P946"><text:span text:style-name="T947"><text:s text:c="4"/></text:span><text:span text:style-name="T948">return</text:span><text:span text:style-name="T949"><text:s/></text:span><text:span text:style-name="T950">this</text:span><text:span text:style-name="T951">.</text:span><text:span text:style-name="T952">http</text:span><text:span text:style-name="T953">.</text:span><text:span text:style-name="T954">post</text:span><text:span text:style-name="T955">(</text:span><text:span text:style-name="T956">request</text:span><text:span text:style-name="T957">)</text:span></text:p>
      <text:p text:style-name="P958"><text:span text:style-name="T959"><text:s text:c="4"/>.</text:span><text:span text:style-name="T960">map</text:span><text:span text:style-name="T961">( (</text:span><text:span text:style-name="T962">user</text:span><text:span text:style-name="T963">:<text:s/></text:span><text:span text:style-name="T964">any</text:span><text:span text:style-name="T965">)<text:s/></text:span><text:span text:style-name="T966">=&gt;</text:span><text:span text:style-name="T967"><text:s/>{</text:span></text:p>
      <text:p text:style-name="P968"><text:span text:style-name="T969"><text:s text:c="8"/></text:span><text:span text:style-name="T970">this</text:span><text:span text:style-name="T971">.</text:span><text:span text:style-name="T972">logger</text:span><text:span text:style-name="T973">.</text:span><text:span text:style-name="T974">debug</text:span><text:span text:style-name="T975">(</text:span><text:span text:style-name="T976">'result'</text:span><text:span text:style-name="T977">);</text:span></text:p>
      <text:p text:style-name="P978"><text:span text:style-name="T979"><text:s text:c="8"/></text:span><text:span text:style-name="T980">// login successful if there's a jwt token in the response</text:span></text:p>
      <text:p text:style-name="P981"><text:span text:style-name="T982"><text:s text:c="8"/></text:span><text:span text:style-name="T983">if</text:span><text:span text:style-name="T984"><text:s/>(</text:span><text:span text:style-name="T985">user</text:span><text:span text:style-name="T986"><text:s/>&amp;&amp;<text:s/></text:span><text:span text:style-name="T987">user</text:span><text:span text:style-name="T988">.</text:span><text:span text:style-name="T989">token</text:span><text:span text:style-name="T990">) {</text:span></text:p>
      <text:p text:style-name="P991"><text:span text:style-name="T992"><text:s text:c="12"/></text:span><text:span text:style-name="T993">this</text:span><text:span text:style-name="T994">.</text:span><text:span text:style-name="T995">logger</text:span><text:span text:style-name="T996">.</text:span><text:span text:style-name="T997">debug</text:span><text:span text:style-name="T998">(</text:span><text:span text:style-name="T999">user</text:span><text:span text:style-name="T1000">);</text:span></text:p>
      <text:p text:style-name="P1001"><text:span text:style-name="T1002"><text:s text:c="12"/></text:span><text:span text:style-name="T1003">this</text:span><text:span text:style-name="T1004">.</text:span><text:span text:style-name="T1005">logger</text:span><text:span text:style-name="T1006">.</text:span><text:span text:style-name="T1007">debug</text:span><text:span text:style-name="T1008">(</text:span><text:span text:style-name="T1009">user</text:span><text:span text:style-name="T1010">.</text:span><text:span text:style-name="T1011">token</text:span><text:span text:style-name="T1012">);</text:span></text:p>
      <text:p text:style-name="P1013"><text:span text:style-name="T1014"><text:s text:c="12"/></text:span><text:span text:style-name="T1015">// store<text:s/></text:span><text:span text:style-name="T1016">user details and jwt token in local storage to keep user logged in between page refreshes</text:span></text:p>
      <text:p text:style-name="P1017"><text:span text:style-name="T1018"><text:s text:c="12"/></text:span><text:span text:style-name="T1019">localStorage</text:span><text:span text:style-name="T1020">.</text:span><text:span text:style-name="T1021">setItem</text:span><text:span text:style-name="T1022">(</text:span><text:span text:style-name="T1023">'TFC-XSRF-Token'</text:span><text:span text:style-name="T1024">,<text:s/></text:span><text:span text:style-name="T1025">JSON</text:span><text:span text:style-name="T1026">.</text:span><text:span text:style-name="T1027">stringify</text:span><text:span text:style-name="T1028">(</text:span><text:span text:style-name="T1029">user</text:span><text:span text:style-name="T1030">.</text:span><text:span text:style-name="T1031">token</text:span><text:span text:style-name="T1032">));</text:span></text:p>
      <text:p text:style-name="P1033"><text:s text:c="8"/>}</text:p>
      <text:p text:style-name="P1034"/>
      <text:p text:style-name="P1035"><text:span text:style-name="T1036"><text:s text:c="8"/></text:span><text:span text:style-name="T1037">return</text:span><text:span text:style-name="T1038"><text:s/></text:span><text:span text:style-name="T1039">user</text:span><text:span text:style-name="T1040">;</text:span></text:p>
      <text:p text:style-name="P1041"><text:s text:c="4"/>});</text:p>
      <text:p text:style-name="Standard"><text:span text:style-name="T1042"><text:s/></text:span></text:p>
      <text:p text:style-name="P10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, Menlo, Monaco, 'Lucid" svg:font-family="Consolas, Menlo, Monaco, 'Lucid" style:font-family-generic="system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Courier New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CódigoHTML" style:display-name="Código HTML" style:family="text" style:parent-style-name="Fonteparág.padrão">
      <style:text-properties style:font-name="Courier New" style:font-name-asian="Times New Roman" style:font-name-complex="Courier New" fo:font-size="10pt" style:font-size-asian="10pt" style:font-size-complex="10pt"/>
    </style:style>
    <style:style style:name="Pré-formataçãoHTML" style:display-name="Pré-formatação HTML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Fonteparág.padrão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" style:display-name="HiperlinkVisitado" style:family="text" style:parent-style-name="Fonteparág.padrão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pln" style:display-name="pln" style:family="text" style:parent-style-name="Fonteparág.padrão"/>
    <style:style style:name="pun" style:display-name="pun" style:family="text" style:parent-style-name="Fonteparág.padrão"/>
    <style:style style:name="str" style:display-name="str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ieira, Victor</meta:initial-creator>
    <dc:creator>Vieira, Victor</dc:creator>
    <meta:creation-date>2018-07-17T13:19:00Z</meta:creation-date>
    <dc:date>2019-01-15T16:25:00Z</dc:date>
    <meta:template xlink:href="Normal.dotm" xlink:type="simple"/>
    <meta:editing-cycles>117</meta:editing-cycles>
    <meta:editing-duration>PT186840S</meta:editing-duration>
    <meta:document-statistic meta:page-count="11" meta:paragraph-count="36" meta:word-count="2711" meta:character-count="18129" meta:row-count="128" meta:non-whitespace-character-count="15454"/>
  </office:meta>
</office:document-meta>
</file>